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3" style:family="table">
      <style:table-properties style:width="4.45in" table:align="center"/>
    </style:style>
    <style:style style:name="Table13.A" style:family="table-column">
      <style:table-column-properties style:column-width="1.1125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1" style:family="table">
      <style:table-properties style:width="1.8299in" table:align="center" style:may-break-between-rows="false"/>
    </style:style>
    <style:style style:name="Table11.A" style:family="table-column">
      <style:table-column-properties style:column-width="0.2576in"/>
    </style:style>
    <style:style style:name="Table11.B" style:family="table-column">
      <style:table-column-properties style:column-width="0.175in"/>
    </style:style>
    <style:style style:name="Table11.C" style:family="table-column">
      <style:table-column-properties style:column-width="0.1743in"/>
    </style:style>
    <style:style style:name="Table11.A1" style:family="table-cell">
      <style:table-cell-properties fo:padding="0.0382in" fo:border="none"/>
    </style:style>
    <style:style style:name="Table11.B1" style:family="table-cell">
      <style:table-cell-properties fo:background-color="#ffff00" fo:padding="0.0382in" fo:border="none">
        <style:background-image/>
      </style:table-cell-properties>
    </style:style>
    <style:style style:name="Table11.C1" style:family="table-cell">
      <style:table-cell-properties fo:background-color="#ffff00" fo:padding="0.0382in" fo:border-left="0.05pt solid #000000" fo:border-right="none" fo:border-top="none" fo:border-bottom="none">
        <style:background-image/>
      </style:table-cell-properties>
    </style:style>
    <style:style style:name="Table11.C2" style:family="table-cell">
      <style:table-cell-properties fo:padding="0.0382in" fo:border-left="0.05pt solid #000000" fo:border-right="none" fo:border-top="none" fo:border-bottom="none"/>
    </style:style>
    <style:style style:name="Table11.C3" style:family="table-cell">
      <style:table-cell-properties fo:padding="0.0382in" fo:border-left="0.05pt solid #000000" fo:border-right="none" fo:border-top="none" fo:border-bottom="none"/>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none" fo:border-right="none" fo:border-top="none" fo:border-bottom="0.05pt solid #000000"/>
    </style:style>
    <style:style style:name="Table11.E4" style:family="table-cell">
      <style:table-cell-properties fo:padding="0.0382in" fo:border-left="none" fo:border-right="none" fo:border-top="none" fo:border-bottom="0.05pt solid #000000"/>
    </style:style>
    <style:style style:name="Table11.F4" style:family="table-cell">
      <style:table-cell-properties fo:padding="0.0382in" fo:border-left="none" fo:border-right="none" fo:border-top="none" fo:border-bottom="0.05pt solid #000000"/>
    </style:style>
    <style:style style:name="Table11.G4" style:family="table-cell">
      <style:table-cell-properties fo:padding="0.0382in" fo:border-left="none" fo:border-right="none" fo:border-top="none" fo:border-bottom="0.05pt solid #000000"/>
    </style:style>
    <style:style style:name="Table11.H4" style:family="table-cell">
      <style:table-cell-properties fo:padding="0.0382in" fo:border-left="none" fo:border-right="none" fo:border-top="none" fo:border-bottom="0.05pt solid #000000"/>
    </style:style>
    <style:style style:name="Table11.I4" style:family="table-cell">
      <style:table-cell-properties fo:padding="0.0382in" fo:border-left="none" fo:border-right="none" fo:border-top="none" fo:border-bottom="0.05pt solid #000000"/>
    </style:style>
    <style:style style:name="Table11.J4" style:family="table-cell">
      <style:table-cell-properties fo:padding="0.0382in" fo:border-left="none" fo:border-right="none" fo:border-top="none" fo:border-bottom="0.05pt solid #000000"/>
    </style:style>
    <style:style style:name="Table11.C5" style:family="table-cell">
      <style:table-cell-properties fo:padding="0.0382in" fo:border-left="0.05pt solid #000000" fo:border-right="none" fo:border-top="none" fo:border-bottom="none"/>
    </style:style>
    <style:style style:name="Table12" style:family="table">
      <style:table-properties style:width="1.9097in" table:align="center" style:may-break-between-rows="false"/>
    </style:style>
    <style:style style:name="Table12.A" style:family="table-column">
      <style:table-column-properties style:column-width="0.341in"/>
    </style:style>
    <style:style style:name="Table12.B" style:family="table-column">
      <style:table-column-properties style:column-width="0.1743in"/>
    </style:style>
    <style:style style:name="Table12.A1" style:family="table-cell">
      <style:table-cell-properties fo:padding="0.0382in" fo:border="none"/>
    </style:style>
    <style:style style:name="Table12.B1" style:family="table-cell">
      <style:table-cell-properties fo:background-color="#ffff00" fo:padding="0.0382in" fo:border="none">
        <style:background-image/>
      </style:table-cell-properties>
    </style:style>
    <style:style style:name="Table12.C1" style:family="table-cell">
      <style:table-cell-properties fo:background-color="#ffff00" fo:padding="0.0382in" fo:border-left="0.05pt solid #000000" fo:border-right="none" fo:border-top="none" fo:border-bottom="none">
        <style:background-image/>
      </style:table-cell-properties>
    </style:style>
    <style:style style:name="Table12.C2" style:family="table-cell">
      <style:table-cell-properties fo:padding="0.0382in" fo:border-left="0.05pt solid #000000" fo:border-right="none" fo:border-top="none" fo:border-bottom="none"/>
    </style:style>
    <style:style style:name="Table12.C3" style:family="table-cell">
      <style:table-cell-properties fo:padding="0.0382in" fo:border-left="0.05pt solid #000000" fo:border-right="none" fo:border-top="none" fo:border-bottom="none"/>
    </style:style>
    <style:style style:name="Table12.A4" style:family="table-cell">
      <style:table-cell-properties fo:padding="0.0382in" fo:border-left="none" fo:border-right="none" fo:border-top="none" fo:border-bottom="0.05pt solid #000000"/>
    </style:style>
    <style:style style:name="Table12.B4" style:family="table-cell">
      <style:table-cell-properties fo:padding="0.0382in" fo:border-left="none"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none" fo:border-right="none" fo:border-top="none" fo:border-bottom="0.05pt solid #000000"/>
    </style:style>
    <style:style style:name="Table12.E4" style:family="table-cell">
      <style:table-cell-properties fo:padding="0.0382in" fo:border-left="none" fo:border-right="none" fo:border-top="none" fo:border-bottom="0.05pt solid #000000"/>
    </style:style>
    <style:style style:name="Table12.F4" style:family="table-cell">
      <style:table-cell-properties fo:padding="0.0382in" fo:border-left="none" fo:border-right="none" fo:border-top="none" fo:border-bottom="0.05pt solid #000000"/>
    </style:style>
    <style:style style:name="Table12.G4" style:family="table-cell">
      <style:table-cell-properties fo:padding="0.0382in" fo:border-left="none" fo:border-right="none" fo:border-top="none" fo:border-bottom="0.05pt solid #000000"/>
    </style:style>
    <style:style style:name="Table12.H4" style:family="table-cell">
      <style:table-cell-properties fo:padding="0.0382in" fo:border-left="none" fo:border-right="none" fo:border-top="none" fo:border-bottom="0.05pt solid #000000"/>
    </style:style>
    <style:style style:name="Table12.I4" style:family="table-cell">
      <style:table-cell-properties fo:padding="0.0382in" fo:border-left="none" fo:border-right="none" fo:border-top="none" fo:border-bottom="0.05pt solid #000000"/>
    </style:style>
    <style:style style:name="Table12.J4" style:family="table-cell">
      <style:table-cell-properties fo:padding="0.0382in" fo:border-left="none" fo:border-right="none" fo:border-top="none" fo:border-bottom="0.05pt solid #000000"/>
    </style:style>
    <style:style style:name="Table12.C5" style:family="table-cell">
      <style:table-cell-properties fo:padding="0.0382in" fo:border-left="0.05pt solid #000000" fo:border-right="none" fo:border-top="none" fo:border-bottom="none"/>
    </style:style>
    <style:style style:name="Table1" style:family="table">
      <style:table-properties style:width="6.6931in" table:align="margins"/>
    </style:style>
    <style:style style:name="Table1.A" style:family="table-column">
      <style:table-column-properties style:column-width="0.209in" style:rel-column-width="2047*"/>
    </style:style>
    <style:style style:name="Table1.f" style:family="table-column">
      <style:table-column-properties style:column-width="0.2125in" style:rel-column-width="2078*"/>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none"/>
    </style:style>
    <style:style style:name="Table1.B2" style:family="table-cell">
      <style:table-cell-properties fo:background-color="#cccccc" fo:padding="0.0382in" fo:border-left="0.05pt solid #000000" fo:border-right="none" fo:border-top="0.05pt solid #000000" fo:border-bottom="none">
        <style:background-image/>
      </style:table-cell-properties>
    </style:style>
    <style:style style:name="Table1.J2" style:family="table-cell">
      <style:table-cell-properties fo:background-color="#999999" fo:padding="0.0382in" fo:border-left="0.05pt solid #000000" fo:border-right="none" fo:border-top="0.05pt solid #000000" fo:border-bottom="none">
        <style:background-image/>
      </style:table-cell-properties>
    </style:style>
    <style:style style:name="Table1.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1.A3" style:family="table-cell">
      <style:table-cell-properties fo:background-color="transparent" fo:padding="0.0382in" fo:border-left="0.05pt solid #000000" fo:border-right="none" fo:border-top="0.05pt solid #000000" fo:border-bottom="none">
        <style:background-image/>
      </style:table-cell-properties>
    </style:style>
    <style:style style:name="Table1.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J3" style:family="table-cell">
      <style:table-cell-properties fo:background-color="transparent" fo:padding="0.0382in" fo:border-left="none" fo:border-right="0.05pt solid #000000" fo:border-top="0.05pt solid #000000" fo:border-bottom="none">
        <style:background-image/>
      </style:table-cell-properties>
    </style:style>
    <style:style style:name="Table2" style:family="table">
      <style:table-properties style:width="3.2819in" table:align="left"/>
    </style:style>
    <style:style style:name="Table2.A" style:family="table-column">
      <style:table-column-properties style:column-width="0.6743in"/>
    </style:style>
    <style:style style:name="Table2.B" style:family="table-column">
      <style:table-column-properties style:column-width="0.9243in"/>
    </style:style>
    <style:style style:name="Table2.C" style:family="table-column">
      <style:table-column-properties style:column-width="1.683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209in" style:rel-column-width="2047*"/>
    </style:style>
    <style:style style:name="Table3.f" style:family="table-column">
      <style:table-column-properties style:column-width="0.2125in" style:rel-column-width="2078*"/>
    </style:style>
    <style:style style:name="Table3.A1" style:family="table-cell">
      <style:table-cell-properties fo:padding="0.0382in" fo:border="none"/>
    </style:style>
    <style:style style:name="Table3.A2" style:family="table-cell">
      <style:table-cell-properties fo:padding="0.0382in" fo:border-left="0.05pt solid #000000" fo:border-right="none" fo:border-top="0.05pt solid #000000" fo:border-bottom="none"/>
    </style:style>
    <style:style style:name="Table3.B2" style:family="table-cell">
      <style:table-cell-properties fo:background-color="#cccccc" fo:padding="0.0382in" fo:border-left="0.05pt solid #000000" fo:border-right="none" fo:border-top="0.05pt solid #000000" fo:border-bottom="none">
        <style:background-image/>
      </style:table-cell-properties>
    </style:style>
    <style:style style:name="Table3.J2" style:family="table-cell">
      <style:table-cell-properties fo:background-color="#999999" fo:padding="0.0382in" fo:border-left="0.05pt solid #000000" fo:border-right="none" fo:border-top="0.05pt solid #000000" fo:border-bottom="none">
        <style:background-image/>
      </style:table-cell-properties>
    </style:style>
    <style:style style:name="Table3.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3.A3" style:family="table-cell">
      <style:table-cell-properties fo:background-color="transparent" fo:padding="0.0382in" fo:border-left="0.05pt solid #000000" fo:border-right="none" fo:border-top="0.05pt solid #000000" fo:border-bottom="none">
        <style:background-image/>
      </style:table-cell-properties>
    </style:style>
    <style:style style:name="Table3.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3.J3" style:family="table-cell">
      <style:table-cell-properties fo:background-color="transparent" fo:padding="0.0382in" fo:border-left="none" fo:border-right="0.05pt solid #000000" fo:border-top="0.05pt solid #000000" fo:border-bottom="none">
        <style:background-image/>
      </style:table-cell-properties>
    </style:style>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justify" style:justify-single-word="false"/>
      <style:text-properties fo:language="es" fo:country="AR"/>
    </style:style>
    <style:style style:name="P11" style:family="paragraph" style:parent-style-name="Standard">
      <style:paragraph-properties fo:text-align="justify" style:justify-single-word="false"/>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justify" style:justify-single-word="false"/>
      <style:text-properties fo:language="es" fo:country="AR"/>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style:font-name="DejaVu Serif Condensed" fo:font-size="8pt" style:font-size-asian="8pt" style:font-size-complex="8pt"/>
    </style:style>
    <style:style style:name="P21" style:family="paragraph" style:parent-style-name="Table_20_Contents">
      <style:paragraph-properties fo:text-align="center" style:justify-single-word="false"/>
    </style:style>
    <style:style style:name="P22" style:family="paragraph" style:parent-style-name="Heading_20_3">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23" style:family="paragraph" style:parent-style-name="Heading_20_3">
      <style:text-properties fo:font-size="12pt" style:font-size-asian="12pt" style:font-size-complex="12pt"/>
    </style:style>
    <style:style style:name="P24" style:family="paragraph" style:parent-style-name="Heading_20_3">
      <style:text-properties fo:language="es" fo:country="AR"/>
    </style:style>
    <style:style style:name="P25" style:family="paragraph" style:parent-style-name="Standard" style:list-style-name="L10">
      <style:paragraph-properties fo:text-align="justify" style:justify-single-word="false"/>
      <style:text-properties fo:language="es" fo:country="AR"/>
    </style:style>
    <style:style style:name="P26" style:family="paragraph" style:parent-style-name="Standard">
      <style:paragraph-properties fo:text-align="justify" style:justify-single-word="false"/>
      <style:text-properties fo:language="es" fo:country="AR" fo:font-weight="normal" style:font-weight-asian="normal" style:font-weight-complex="normal"/>
    </style:style>
    <style:style style:name="P27" style:family="paragraph" style:parent-style-name="Standard" style:list-style-name="L11">
      <style:paragraph-properties fo:text-align="justify" style:justify-single-word="false"/>
      <style:text-properties fo:language="es" fo:country="AR" fo:font-weight="normal" style:font-weight-asian="normal" style:font-weight-complex="normal"/>
    </style:style>
    <style:style style:name="P28" style:family="paragraph" style:parent-style-name="Standard">
      <style:paragraph-properties fo:text-align="justify" style:justify-single-word="false"/>
      <style:text-properties fo:language="es" fo:country="AR" fo:font-weight="bold" style:font-weight-asian="bold" style:font-weight-complex="bold"/>
    </style:style>
    <style:style style:name="P29" style:family="paragraph" style:parent-style-name="Standard">
      <style:paragraph-properties fo:text-align="justify" style:justify-single-word="false"/>
    </style:style>
    <style:style style:name="P30" style:family="paragraph" style:parent-style-name="Standard" style:list-style-name="L10">
      <style:paragraph-properties fo:text-align="justify" style:justify-single-word="false"/>
    </style:style>
    <style:style style:name="P31" style:family="paragraph" style:parent-style-name="Standard" style:list-style-name="L12">
      <style:paragraph-properties fo:text-align="justify" style:justify-single-word="false"/>
    </style:style>
    <style:style style:name="P32" style:family="paragraph" style:parent-style-name="Standard" style:list-style-name="L13">
      <style:paragraph-properties fo:text-align="justify" style:justify-single-word="false"/>
      <style:text-properties fo:font-weight="normal" style:font-weight-asian="normal" style:font-weight-complex="normal"/>
    </style:style>
    <style:style style:name="P33" style:family="paragraph" style:parent-style-name="Standard" style:list-style-name="L14">
      <style:paragraph-properties fo:text-align="justify" style:justify-single-word="false"/>
      <style:text-properties fo:font-weight="normal" style:font-weight-asian="normal" style:font-weight-complex="normal"/>
    </style:style>
    <style:style style:name="P34" style:family="paragraph" style:parent-style-name="Text_20_body">
      <style:paragraph-properties fo:text-align="justify" style:justify-single-word="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6">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9">
      <style:paragraph-properties fo:text-align="justify" style:justify-single-word="false"/>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list-style-name="L3">
      <style:paragraph-properties fo:text-align="justify" style:justify-single-word="false"/>
      <style:text-properties fo:font-weight="normal" style:font-weight-asian="normal" style:font-weight-complex="normal"/>
    </style:style>
    <style:style style:name="P43" style:family="paragraph" style:parent-style-name="Text_20_body" style:list-style-name="L15">
      <style:paragraph-properties fo:text-align="justify" style:justify-single-word="false"/>
      <style:text-properties fo:font-weight="normal" style:font-weight-asian="normal" style:font-weight-complex="normal"/>
    </style:style>
    <style:style style:name="P44" style:family="paragraph" style:parent-style-name="Text_20_body" style:list-style-name="L4"/>
    <style:style style:name="P45" style:family="paragraph" style:parent-style-name="Text_20_body" style:list-style-name="L5">
      <style:text-properties fo:font-weight="bold" style:font-weight-asian="bold" style:font-weight-complex="bold"/>
    </style:style>
    <style:style style:name="P46" style:family="paragraph" style:parent-style-name="Text_20_body" style:list-style-name="L5">
      <style:text-properties style:text-position="0% 100%" fo:font-weight="bold" style:font-weight-asian="bold" style:font-weight-complex="bold"/>
    </style:style>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bold" style:font-weight-asian="bold" style:font-weight-complex="bold"/>
    </style:style>
    <style:style style:name="T4" style:family="text">
      <style:text-properties style:text-position="super 58%" fo:language="es" fo:country="AR" fo:font-weight="bold" style:font-weight-asian="bold" style:font-weight-complex="bold"/>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style:text-position="sub 58%" fo:font-size="12pt" fo:font-weight="bold" style:font-size-asian="12pt" style:font-weight-asian="bold" style:font-size-complex="12pt" style:font-weight-complex="bold"/>
    </style:style>
    <style:style style:name="T8" style:family="text">
      <style:text-properties style:text-position="sub 58%" fo:language="es" fo:country="AR" fo:font-weight="bold" style:font-weight-asian="bold" style:font-weight-complex="bold"/>
    </style:style>
    <style:style style:name="T9" style:family="text">
      <style:text-properties style:text-position="0% 100%" fo:font-weight="normal" style:font-weight-asian="normal" style:font-weight-complex="normal"/>
    </style:style>
    <style:style style:name="T10" style:family="text">
      <style:text-properties style:text-position="0% 100%" fo:font-size="12pt" fo:font-weight="normal" style:font-size-asian="12pt" style:font-weight-asian="normal" style:font-size-complex="12pt" style:font-weight-complex="normal"/>
    </style:style>
    <style:style style:name="T11" style:family="text">
      <style:text-properties style:text-position="0% 100%" fo:font-size="12pt" fo:font-weight="bold" style:font-size-asian="12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language="es" fo:country="AR"/>
    </style:style>
    <style:style style:name="T16" style:family="text">
      <style:text-properties fo:language="es" fo:country="AR" fo:font-weight="bold" style:font-weight-asian="bold" style:font-weight-complex="bold"/>
    </style:style>
    <style:style style:name="T17" style:family="text">
      <style:text-properties fo:language="es" fo:country="AR" fo:font-weight="normal" style:font-weight-asian="normal" style:font-weight-complex="normal"/>
    </style:style>
    <style:style style:name="T18" style:family="text">
      <style:text-properties style:font-name="Liberation Serif1" fo:language="es" fo:country="AR" fo:font-weight="bold" style:font-weight-asian="bold" style:font-weight-complex="bold"/>
    </style:style>
    <style:style style:name="T19" style:family="text">
      <style:text-properties style:font-name="Liberation Serif1" fo:font-weight="bold" style:font-name-asian="Liberation Serif1" style:font-weight-asian="bold" style:font-name-complex="Liberation Serif1" style:font-weight-complex="bold"/>
    </style:style>
    <style:style style:name="T20" style:family="text">
      <style:text-properties style:font-name="Liberation Serif" fo:font-weight="bold" style:font-name-asian="WenQuanYi Micro Hei" style:font-weight-asian="bold" style:font-name-complex="FreeSans"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columns fo:column-count="1" fo:column-gap="0in"/>
      </style:graphic-properties>
    </style:style>
    <style:style style:name="fr3" style:family="graphic" style:parent-style-name="Frame">
      <style:graphic-properties style:vertical-pos="top" style:vertical-rel="paragraph-content" style:horizontal-pos="center" style:horizontal-rel="paragraph">
        <style:columns fo:column-count="2" fo:column-gap="0in">
          <style:column style:rel-width="32767*" fo:start-indent="0in" fo:end-indent="0in"/>
          <style:column style:rel-width="32768*" fo:start-indent="0in" fo:end-indent="0in"/>
        </style:columns>
      </style:graphic-properties>
    </style:style>
    <style:style style:name="fr4" style:family="graphic" style:parent-style-name="Frame">
      <style:graphic-properties style:vertical-pos="top" style:vertical-rel="paragraph-content" style:horizontal-pos="center" style:horizontal-rel="paragraph" fo:padding="0in"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resentación de datos numéricos</text:h>
      <text:p text:style-name="P4">Hasta el momento hemos visto los sistemas numéricos, especialmente el <text:span text:style-name="T1">sistema binario</text:span>, desde el punto de vista puramente matemático, y hemos considerado únicamente la representación y la aritmética del conjunto de los naturales y el cero, es decir, de <text:span text:style-name="T1">números enteros no negativos</text:span>. </text:p>
      <text:p text:style-name="P4">Sin embargo, en nuestro dominio, la computación, tarde o temprano nos enfrentaremos con algunas dificultades:</text:p>
      <text:list xml:id="list17599070281" text:style-name="L1">
        <text:list-item>
          <text:p text:style-name="P35">Existen otros conjuntos numéricos, como los <text:span text:style-name="T1">enteros </text:span><text:span text:style-name="T1">(positivos, cero y negativos)</text:span>, que aparecen frecuentemente en los problemas de la vida real. </text:p>
        </text:list-item>
        <text:list-item>
          <text:p text:style-name="P35">Otros conjuntos muy importantes que aún no podemos manejar son los <text:span text:style-name="T1">racionales</text:span>, los <text:span text:style-name="T1">reales</text:span> y los <text:span text:style-name="T1">complejos</text:span>.</text:p>
        </text:list-item>
        <text:list-item>
          <text:p text:style-name="P35">Además, hemos visto anteriormente que las computadoras disponen de una <text:span text:style-name="T1">cantidad limitada de dígitos</text:span> binarios para la representación numérica. </text:p>
        </text:list-item>
      </text:list>
      <text:p text:style-name="P4">Estudiaremos entonces cómo resolver el problema de representar diferentes conjuntos numéricos con una <text:span text:style-name="T1">cantidad finita</text:span> de dígitos binarios. </text:p>
      <text:h text:style-name="Heading_20_3" text:outline-level="3">Datos y tipos de datos</text:h>
      <text:p text:style-name="P4">Al procesar los datos, las computadoras los mantienen en contenedores o unidades de almacenamiento de un tamaño determinado. Los tamaños habituales para estas unidades son, por ejemplo, <text:span text:style-name="T1">8, 16, 32 o 64 bits</text:span>. <text:s/>Por otro lado, los lenguajes de programación proveen una cantidad limitada de <text:span text:style-name="T1">tipos de datos</text:span>, con los que pueden operar los programas escritos en esos lenguajes. Los datos de cada tipo de datos se guardan en unidades de almacenamiento de un tamaño conveniente. </text:p>
      <text:p text:style-name="P4">Además de usar unidades de almacenamiento de diferentes tamaños, diferentes tipos de datos tienen determinadas características. Cuando un programador necesita manejar un cierto dato dentro de un programa, elige cuidadosamente un tipo de dato provisto por el lenguaje, que le ofrezca las características que necesita para su problema. Por ejemplo, un tipo de datos <text:span text:style-name="T1">entero </text:span>puede ser <text:span text:style-name="T1">con signo</text:span><text:span text:style-name="T2"> (en cuyo caso puede representar datos positivos o negativos) </text:span><text:span text:style-name="T1">o sin signo</text:span><text:span text:style-name="T2"> (en cuyo caso representará únicamente positivos y el cero). O bien, un tipo de datos </text:span><text:span text:style-name="T1">real</text:span><text:span text:style-name="T2"> puede tener </text:span><text:span text:style-name="T1">una determinada precisión</text:span>. </text:p>
      <text:p text:style-name="P4">Dejemos claro que cuando hablamos de <text:span text:style-name="T1">enteros con o sin signo</text:span>, nos referimos a los <text:span text:style-name="T1">tipos de datos</text:span>, es decir, a la forma convencional como los representamos, y no a los datos mismos. Un <text:span text:style-name="T1">dato</text:span> puede ser un número <text:span text:style-name="T1">positivo</text:span> (y no llevar un signo “menos”) pero estar representado con un tipo de dato <text:span text:style-name="T1">con signo</text:span>. Como la información de si un número es o no negativo corresponde a una <text:span text:style-name="T1">pregunta binaria</text:span>, un tipo de dato entero <text:span text:style-name="T1">con signo</text:span> necesita destinar un bit para representar esta información, sea o no negativo el dato almacenado.</text:p>
      <text:h text:style-name="Heading_20_3" text:outline-level="3">Rango de representación</text:h>
      <text:p text:style-name="P4">Al representar números enteros, con o sin signo, con una cantidad finita <text:span text:style-name="T1">n</text:span> de dígitos, en un sistema cualquiera de base <text:span text:style-name="T1">b</text:span>, tenemos una primera limitación. No todos los números pueden ser representados. ¿Cuántos números podremos representar en el sistema decimal, <text:span text:style-name="T1">con n dígitos</text:span>? El intervalo de números representables en el sistema se llama su<text:span text:style-name="T1"> rango de representación</text:span><text:span text:style-name="T2">. El tamaño del rango de representación es una importante característica de un tipo de datos.</text:span></text:p>
      <text:list xml:id="list182309792" text:style-name="L2">
        <text:list-item>
          <text:p text:style-name="P36"><text:soft-page-break/>En tipos de datos <text:span text:style-name="T1">sin signo</text:span><text:span text:style-name="T2">, el </text:span><text:span text:style-name="T1">menor número</text:span> que podemos representar es el 0; pero el mayor número <text:span text:style-name="T1">sin signo </text:span>representable en un sistema de base <text:span text:style-name="T1">b</text:span> resulta ser <text:span text:style-name="T1">b</text:span><text:span text:style-name="T3">n</text:span><text:span text:style-name="T1">-1</text:span><text:span text:style-name="T2">. El intervalo </text:span><text:span text:style-name="T1">[0, <text:s/>b</text:span><text:span text:style-name="T3">n</text:span><text:span text:style-name="T1">-1] es el llamado rango de representación </text:span><text:span text:style-name="T2">del sistema. En el sistema binario los números </text:span><text:span text:style-name="T1">sin signo</text:span><text:span text:style-name="T2"> abarcan el rango </text:span><text:span text:style-name="T1">de 0 a 2</text:span><text:span text:style-name="T3">n</text:span><text:span text:style-name="T1">-1</text:span><text:span text:style-name="T2">, siendo </text:span><text:span text:style-name="T1">n</text:span><text:span text:style-name="T2"> la cantidad de dígitos.</text:span></text:p>
        </text:list-item>
        <text:list-item>
          <text:p text:style-name="P36"><text:span text:style-name="T2">Cuando consideramos números </text:span><text:span text:style-name="T1">con signo</text:span><text:span text:style-name="T2">, este rango de representación cambia </text:span><text:span text:style-name="T1">según la técnica de representación</text:span><text:span text:style-name="T2"> que usemos.</text:span></text:p>
        </text:list-item>
      </text:list>
      <text:h text:style-name="Heading_20_3" text:outline-level="3">Representación de enteros con signo</text:h>
      <text:p text:style-name="P4">Veremos dos métodos de representación, con signo, de enteros<text:note text:id="ftn1" text:note-class="footnote"><text:note-citation>1</text:note-citation><text:note-body><text:p text:style-name="Footnote"><text:a xlink:type="simple" xlink:href="http://es.wikipedia.org/wiki/Representación_de_números_con_signo">http://es.wikipedia.org/wiki/Representación_de_números_con_signo</text:a></text:p></text:note-body></text:note>. El primero se llama <text:span text:style-name="T1">signo-magnitud</text:span>, y el segundo, <text:span text:style-name="T1">complemento a 2</text:span>. </text:p>
      <text:p text:style-name="P4"><text:span text:style-name="T1">S</text:span><text:span text:style-name="T1">igno-magnitud</text:span></text:p>
      <text:p text:style-name="P4">La notación <text:span text:style-name="T1">signo-magnitud</text:span> representa el <text:span text:style-name="T1">signo</text:span> de los datos con su bit de orden más alto, o <text:span text:style-name="T1">bit más significativo</text:span> (el bit más a la izquierda), y el <text:span text:style-name="T1">valor absoluto</text:span> del dato con los restantes bits. Por ejemplo, si la unidad de almacenamiento del dato mide 8 bits, <text:span text:style-name="T1">-1</text:span> se representará como <text:span text:style-name="T1">10000001</text:span>, y <text:span text:style-name="T1">+1</text:span> como <text:span text:style-name="T1">00000001</text:span><text:span text:style-name="T2"> (igual que si se tratara de un entero sin signo)</text:span>. El número <text:span text:style-name="T1">-3</text:span> se representará como <text:span text:style-name="T1">10000011</text:span> y el número <text:span text:style-name="T1">-64</text:span><text:span text:style-name="T2"> como </text:span><text:span text:style-name="T1">11000000</text:span>. El método es <text:s/>fácil de ejecutar a mano, si sabemos representar los enteros sin signo. </text:p>
      <text:p text:style-name="P4">Notemos que al usar un bit para signo, automáticamente perdemos ese bit para la representación de la magnitud o valor absoluto, disminuyendo así el rango de representación, el cual se divide por 2. Con la misma unidad de almacenamiento de 8 bits, el entero <text:span text:style-name="T1">sin signo</text:span> más grande representable era <text:span text:style-name="T1">2</text:span><text:span text:style-name="T3">8</text:span><text:span text:style-name="T1">-1 = 255 </text:span>(que se escribe <text:span text:style-name="T1">11111111</text:span>). Ahora, con signo-magnitud, el entero con signo más grande representable será <text:span text:style-name="T1">2</text:span><text:span text:style-name="T3">7</text:span><text:span text:style-name="T1">-1 = 127</text:span><text:span text:style-name="T2"> </text:span><text:span text:style-name="T2">(que se escribe </text:span><text:span text:style-name="T1">01111111</text:span><text:span text:style-name="T2">)</text:span><text:span text:style-name="T2">. </text:span></text:p>
      <text:p text:style-name="P9"><draw:frame draw:style-name="fr1" draw:name="Frame7" text:anchor-type="paragraph" svg:width="6.6929in" style:rel-width="100%" draw:z-index="1"><draw:text-box fo:min-height="0.2in"><text:p text:style-name="P4"><text:span text:style-name="T2">El rango de representación en </text:span><text:span text:style-name="T1">signo-magnitud</text:span><text:span text:style-name="T2"> con </text:span><text:span text:style-name="T1">n dígitos </text:span><text:span text:style-name="T2">es </text:span><text:span text:style-name="T1">[-2</text:span><text:span text:style-name="T3">n-1 </text:span><text:span text:style-name="T1">+ 1, 2</text:span><text:span text:style-name="T3">n-1 </text:span><text:span text:style-name="T1">- 1]</text:span><text:span text:style-name="T2">.</text:span></text:p></draw:text-box></draw:frame>Para los humanos, el método de signo-magnitud resulta sumamente cómodo, pero presenta algunos inconvenientes para su uso dentro de la computadora. </text:p>
      <text:list xml:id="list867188359" text:style-name="L15">
        <text:list-item>
          <text:p text:style-name="P43">En primer lugar, el 0 tiene dos representaciones, lo que complica las cosas. Cuando la computadora necesita saber si un número es 0, debe hacer dos comparaciones distintas, una por cada valor posible del cero. </text:p>
        </text:list-item>
        <text:list-item>
          <text:p text:style-name="P43">En segundo lugar, la aritmética en signo-magnitud es bastante dificultosa, tanto para los humanos como para la computadora. Para ver la dificultad de operar en este sistema, basta con tratar de hacer a mano algunas operaciones sencillas de suma o resta en aritmética binaria en signo-magnitud. Primero hay que decidir si los signos son iguales; en caso contrario, identificar el de mayor magnitud para determinar el signo del resultado; luego hacer la operación con los valores absolutos, restituir el signo, etc. La operación se vuelve bastante compleja. </text:p>
        </text:list-item>
      </text:list>
      <text:p text:style-name="P9">Otros métodos de representación (los sistemas de complemento) resuelven el problema con mayor limpieza. </text:p>
      <text:p text:style-name="P3">Complemento a 2</text:p>
      <text:p text:style-name="P4"><text:span text:style-name="T2">El segundo método es el de </text:span><text:span text:style-name="T1">complemento a 2</text:span><text:span text:style-name="T2">, que resuelve el problema de tener dos representaciones para el 0 y simplifica la aritmética binaria, tanto para los humanos como para las </text:span><text:soft-page-break/><text:span text:style-name="T2">computadoras. El método de complemento a 2 </text:span><text:span text:style-name="T1">también emplea el bit de orden más alto de </text:span><text:span text:style-name="T1">acuerdo al <text:s/>signo</text:span><text:span text:style-name="T2">, pero la forma de representación es diferente:</text:span></text:p>
      <text:list xml:id="list845976002" text:style-name="L3">
        <text:list-item>
          <text:p text:style-name="P42">Los positivos se representan igual que si se tratara de enteros sin signo (igual que en el caso de signo-magnitud).</text:p>
        </text:list-item>
        <text:list-item>
          <text:p text:style-name="P37"><text:span text:style-name="T2">Para los negativos, </text:span><text:span text:style-name="T2">se usa </text:span><text:span text:style-name="T2">el procedimiento </text:span><text:span text:style-name="T2">de </text:span><text:span text:style-name="T1">complementar a 2, </text:span><text:span text:style-name="T2">que</text:span><text:span text:style-name="T1"> </text:span><text:span text:style-name="T2">p</text:span><text:span text:style-name="T2">uede resumirse en tres pasos: </text:span></text:p>
          <text:list>
            <text:list-item>
              <text:p text:style-name="P37"><text:span text:style-name="T2">expresamos en binario el </text:span><text:span text:style-name="T1">valor absoluto</text:span><text:span text:style-name="T2"> del número, en la cantidad de bits del sistema;</text:span></text:p>
            </text:list-item>
            <text:list-item>
              <text:p text:style-name="P37"><text:span text:style-name="T1">invertimos los bits</text:span><text:span text:style-name="T2"> </text:span></text:p>
            </text:list-item>
            <text:list-item>
              <text:p text:style-name="P37"><text:span text:style-name="T2">y </text:span><text:span text:style-name="T1">sumamos 1</text:span><text:span text:style-name="T2">. </text:span></text:p>
            </text:list-item>
          </text:list>
        </text:list-item>
      </text:list>
      <text:p text:style-name="P3"/>
      <text:p text:style-name="P3">Ejemplo</text:p>
      <text:p text:style-name="P4"><text:span text:style-name="T2">Expresar los números </text:span><text:span text:style-name="T1">-23, -9</text:span><text:span text:style-name="T2"> </text:span><text:span text:style-name="T1">y 8 </text:span><text:span text:style-name="T2">en sistema binario en complemento a 2 con 8 bits. </text:span></text:p>
      <text:list xml:id="list2009262317" text:style-name="L4">
        <text:list-item>
          <text:p text:style-name="P44">El valor absoluto de -23 es <text:span text:style-name="T1">23</text:span>. Expresado en binario en 8 bits es <text:span text:style-name="T1">00010111</text:span>. Invertido bit a bit es <text:span text:style-name="T1">11101000</text:span>. Sumando 1, queda <text:span text:style-name="T1">11101001</text:span><text:span text:style-name="T2">, </text:span><text:span text:style-name="T2">luego</text:span> <text:span text:style-name="T1">-23</text:span><text:span text:style-name="T6">(1</text:span><text:span text:style-name="T6">0</text:span><text:span text:style-name="T1"> = 11101001</text:span><text:span text:style-name="T6">(</text:span><text:span text:style-name="T6">2</text:span><text:span text:style-name="T2">.</text:span></text:p>
        </text:list-item>
        <text:list-item>
          <text:p text:style-name="P44">El valor absoluto de -9 es <text:span text:style-name="T1">9</text:span>. Expresado en binario en 8 bits, es <text:span text:style-name="T1">00001001</text:span>. Invertido bit a bit es <text:span text:style-name="T1">11110110</text:span>. Sumando 1, queda <text:span text:style-name="T1">11110111</text:span><text:span text:style-name="T2">, </text:span><text:span text:style-name="T2">luego</text:span> <text:span text:style-name="T1">-9</text:span><text:span text:style-name="T6">(1</text:span><text:span text:style-name="T6">0</text:span><text:span text:style-name="T1"> = 11110111</text:span><text:span text:style-name="T6">(</text:span><text:span text:style-name="T6">2</text:span><text:span text:style-name="T2">.</text:span></text:p>
        </text:list-item>
        <text:list-item>
          <text:p text:style-name="P44">El número <text:span text:style-name="T1">8</text:span> es positivo. Su expresión en el sistema de complemento a 2 es la misma que si fuera un número sin signo. Queda <text:span text:style-name="T1">8</text:span><text:span text:style-name="T6">(1</text:span><text:span text:style-name="T6">0</text:span><text:span text:style-name="T1">= 00001000</text:span><text:span text:style-name="T6">(</text:span><text:span text:style-name="T6">2</text:span>.</text:p>
        </text:list-item>
      </text:list>
      <text:p text:style-name="P4"><draw:frame draw:style-name="fr1" draw:name="Frame6" text:anchor-type="paragraph" svg:width="6.6929in" style:rel-width="100%" draw:z-index="2"><draw:text-box fo:min-height="0.2in"><text:p text:style-name="P4"><text:span text:style-name="T2">El rango de representación para </text:span><text:span text:style-name="T2">el sistema de</text:span><text:span text:style-name="T2"> </text:span><text:span text:style-name="T1">complemento a 2 con n dígitos </text:span><text:span text:style-name="T2">es </text:span><text:span text:style-name="T1">[</text:span><text:span text:style-name="T1">-</text:span><text:span text:style-name="T1">2</text:span><text:span text:style-name="T3">n-1 </text:span><text:span text:style-name="T1">, </text:span><text:span text:style-name="T1">2</text:span><text:span text:style-name="T3">n-1 </text:span><text:span text:style-name="T1">- 1</text:span><text:span text:style-name="T1">]</text:span><text:span text:style-name="T2">. </text:span></text:p></draw:text-box></draw:frame><text:span text:style-name="T2">Es decir, el rango de representación de complemento a 2 </text:span><text:span text:style-name="T1">contiene un valor más</text:span><text:span text:style-name="T2"> que </text:span><text:span text:style-name="T1">signo-magnitud</text:span><text:span text:style-name="T2">. </text:span></text:p>
      <text:p text:style-name="P4">Otra propiedad interesante del método es que, si sabemos que un número binario es <text:span text:style-name="T1">negativo</text:span> y está escrito en complemento a 2, podemos recuperar su valor en decimal usando casi exactamente el mismo procedimiento: <text:span text:style-name="T1">invertimos los bits</text:span> y <text:span text:style-name="T1">sumamos 1</text:span>. Convertimos a decimal como si fuera un entero sin signo y luego agregamos el signo menos habitual de los decimales.</text:p>
      <text:p text:style-name="P2">Ejemplo</text:p>
      <text:p text:style-name="P2"><text:span text:style-name="T2">Convertir a decimal los números, </text:span>en complemento a 2<text:span text:style-name="T2">, 11101001</text:span><text:span text:style-name="T5">(2</text:span><text:span text:style-name="T2">, 11110111</text:span><text:span text:style-name="T5">(2</text:span><text:span text:style-name="T2"> y 00000111</text:span><text:span text:style-name="T5">(2</text:span><text:span text:style-name="T2">.</text:span></text:p>
      <text:list xml:id="list1491157149" text:style-name="L5">
        <text:list-item>
          <text:p text:style-name="P45">11101001<text:span text:style-name="T2"> es negativo, ya que su bit de orden más alto es </text:span>1<text:span text:style-name="T2">; invertido bit a bit es 00010110; sumando 1 queda 00010111 que es 23. Agregando el signo menos decimal queda</text:span> 11101001<text:span text:style-name="T5">(2</text:span> = -23<text:span text:style-name="T5">(10</text:span><text:span text:style-name="T9">.</text:span></text:p>
        </text:list-item>
        <text:list-item>
          <text:p text:style-name="P46">11110111<text:span text:style-name="T2"> </text:span><text:span text:style-name="T2">es negativo; </text:span><text:span text:style-name="T2">invertido bit a bit es 00001000; sumando 1 queda 00001001 que es 9. Agregando el signo decimal queda</text:span> 11110111<text:span text:style-name="T5">(</text:span><text:span text:style-name="T5">2 </text:span>= -9<text:span text:style-name="T5">(1</text:span><text:span text:style-name="T5">0</text:span><text:span text:style-name="T2">.</text:span></text:p>
        </text:list-item>
        <text:list-item>
          <text:p text:style-name="P46">00000111<text:span text:style-name="T2"> </text:span><text:span text:style-name="T2">es positivo, porque su bit de orden más alto es 0. </text:span><text:span text:style-name="T2">Lo interpretamos igual que si fuera un entero sin signo y entonces </text:span>00000111<text:span text:style-name="T5">(</text:span><text:span text:style-name="T5">2 </text:span>= 7<text:span text:style-name="T5">(1</text:span><text:span text:style-name="T5">0</text:span><text:span text:style-name="T2">.</text:span></text:p>
        </text:list-item>
      </text:list>
      <text:h text:style-name="Heading_20_4" text:outline-level="4">Ejercicios </text:h>
      <text:list xml:id="list1166658216" text:style-name="L6">
        <text:list-item>
          <text:p text:style-name="P47">Utilizando sólo dos bits, representar todos los números permitidos por el rango de <text:soft-page-break/>representación en complemento a 2 e indicar su valor decimal.</text:p>
        </text:list-item>
        <text:list-item>
          <text:p text:style-name="P47">Idem con tres bits.</text:p>
        </text:list-item>
        <text:list-item>
          <text:p text:style-name="P38"><text:span text:style-name="T2">¿Cuál es el rango de representación en complemento a 2 para </text:span><text:span text:style-name="T1">n = 8</text:span><text:span text:style-name="T2">?</text:span></text:p>
        </text:list-item>
      </text:list>
      <text:p text:style-name="P4"><draw:frame draw:style-name="fr2" draw:name="Frame5" text:anchor-type="paragraph" svg:width="6.6929in" style:rel-width="100%" draw:z-index="0"><draw:text-box fo:min-height="0.2in"><text:p text:style-name="P2">Nota</text:p><text:p text:style-name="P7">Es interesante ver cómo los diferentes sistemas de representación asignan diferentes valores a cada combinación de símbolos. Veámoslo para unos pocos bits.</text:p><table:table table:name="Table13" table:style-name="Table13"><table:table-column table:style-name="Table13.A" table:number-columns-repeated="4"/><table:table-row><table:table-cell table:style-name="Table13.A1" office:value-type="string"><text:p text:style-name="P17">Decimal</text:p></table:table-cell><table:table-cell table:style-name="Table13.A1" office:value-type="string"><text:p text:style-name="P17">Sin signo </text:p></table:table-cell><table:table-cell table:style-name="Table13.A1" office:value-type="string"><text:p text:style-name="P17">Signo-magnitud</text:p></table:table-cell><table:table-cell table:style-name="Table13.D1" office:value-type="string"><text:p text:style-name="P17">Complemento a 2</text:p></table:table-cell></table:table-row><table:table-row><table:table-cell table:style-name="Table13.A2" office:value-type="string"><text:p text:style-name="P17">-8</text:p></table:table-cell><table:table-cell table:style-name="Table13.A2" office:value-type="string"><text:p text:style-name="P17"/></table:table-cell><table:table-cell table:style-name="Table13.A2" office:value-type="string"><text:p text:style-name="P17"/></table:table-cell><table:table-cell table:style-name="Table13.D2" office:value-type="string"><text:p text:style-name="P17">1000</text:p></table:table-cell></table:table-row><table:table-row><table:table-cell table:style-name="Table13.A2" office:value-type="string"><text:p text:style-name="P17">-7</text:p></table:table-cell><table:table-cell table:style-name="Table13.A2" office:value-type="string"><text:p text:style-name="P17"/></table:table-cell><table:table-cell table:style-name="Table13.A2" office:value-type="string"><text:p text:style-name="P17">1111</text:p></table:table-cell><table:table-cell table:style-name="Table13.D2" office:value-type="string"><text:p text:style-name="P17">1001</text:p></table:table-cell></table:table-row><table:table-row><table:table-cell table:style-name="Table13.A2" office:value-type="string"><text:p text:style-name="P17">-6</text:p></table:table-cell><table:table-cell table:style-name="Table13.A2" office:value-type="string"><text:p text:style-name="P17"/></table:table-cell><table:table-cell table:style-name="Table13.A2" office:value-type="string"><text:p text:style-name="P17">1110</text:p></table:table-cell><table:table-cell table:style-name="Table13.D2" office:value-type="string"><text:p text:style-name="P17">1010</text:p></table:table-cell></table:table-row><table:table-row><table:table-cell table:style-name="Table13.A2" office:value-type="string"><text:p text:style-name="P17">-5</text:p></table:table-cell><table:table-cell table:style-name="Table13.A2" office:value-type="string"><text:p text:style-name="P17"/></table:table-cell><table:table-cell table:style-name="Table13.A2" office:value-type="string"><text:p text:style-name="P17">1101</text:p></table:table-cell><table:table-cell table:style-name="Table13.D2" office:value-type="string"><text:p text:style-name="P17">1011</text:p></table:table-cell></table:table-row><table:table-row><table:table-cell table:style-name="Table13.A2" office:value-type="string"><text:p text:style-name="P17">-4</text:p></table:table-cell><table:table-cell table:style-name="Table13.A2" office:value-type="string"><text:p text:style-name="P17"/></table:table-cell><table:table-cell table:style-name="Table13.A2" office:value-type="string"><text:p text:style-name="P17">1100</text:p></table:table-cell><table:table-cell table:style-name="Table13.D2" office:value-type="string"><text:p text:style-name="P17">1100</text:p></table:table-cell></table:table-row><table:table-row><table:table-cell table:style-name="Table13.A2" office:value-type="string"><text:p text:style-name="P17">-3</text:p></table:table-cell><table:table-cell table:style-name="Table13.A2" office:value-type="string"><text:p text:style-name="P17"/></table:table-cell><table:table-cell table:style-name="Table13.A2" office:value-type="string"><text:p text:style-name="P17">1011</text:p></table:table-cell><table:table-cell table:style-name="Table13.D2" office:value-type="string"><text:p text:style-name="P17">1101</text:p></table:table-cell></table:table-row><table:table-row><table:table-cell table:style-name="Table13.A2" office:value-type="string"><text:p text:style-name="P17">-2</text:p></table:table-cell><table:table-cell table:style-name="Table13.A2" office:value-type="string"><text:p text:style-name="P17"/></table:table-cell><table:table-cell table:style-name="Table13.A2" office:value-type="string"><text:p text:style-name="P17">1010</text:p></table:table-cell><table:table-cell table:style-name="Table13.D2" office:value-type="string"><text:p text:style-name="P17">1110</text:p></table:table-cell></table:table-row><table:table-row><table:table-cell table:style-name="Table13.A2" office:value-type="string"><text:p text:style-name="P17">-1</text:p></table:table-cell><table:table-cell table:style-name="Table13.A2" office:value-type="string"><text:p text:style-name="P17"/></table:table-cell><table:table-cell table:style-name="Table13.A2" office:value-type="string"><text:p text:style-name="P17">1001</text:p></table:table-cell><table:table-cell table:style-name="Table13.D2" office:value-type="string"><text:p text:style-name="P17">1111</text:p></table:table-cell></table:table-row><table:table-row><table:table-cell table:style-name="Table13.A2" office:value-type="string"><text:p text:style-name="P17">0</text:p></table:table-cell><table:table-cell table:style-name="Table13.A2" office:value-type="string"><text:p text:style-name="P17">0000</text:p></table:table-cell><table:table-cell table:style-name="Table13.A2" office:value-type="string"><text:p text:style-name="P17">0000 y 1000</text:p></table:table-cell><table:table-cell table:style-name="Table13.D2" office:value-type="string"><text:p text:style-name="P17">0000</text:p></table:table-cell></table:table-row><table:table-row><table:table-cell table:style-name="Table13.A2" office:value-type="string"><text:p text:style-name="P17">1</text:p></table:table-cell><table:table-cell table:style-name="Table13.A2" office:value-type="string"><text:p text:style-name="P17">0001</text:p></table:table-cell><table:table-cell table:style-name="Table13.A2" office:value-type="string"><text:p text:style-name="P17">0001</text:p></table:table-cell><table:table-cell table:style-name="Table13.D2" office:value-type="string"><text:p text:style-name="P17">0001</text:p></table:table-cell></table:table-row><table:table-row><table:table-cell table:style-name="Table13.A2" office:value-type="string"><text:p text:style-name="P17">2</text:p></table:table-cell><table:table-cell table:style-name="Table13.A2" office:value-type="string"><text:p text:style-name="P17">0010</text:p></table:table-cell><table:table-cell table:style-name="Table13.A2" office:value-type="string"><text:p text:style-name="P17">0010</text:p></table:table-cell><table:table-cell table:style-name="Table13.D2" office:value-type="string"><text:p text:style-name="P17">0010</text:p></table:table-cell></table:table-row><table:table-row><table:table-cell table:style-name="Table13.A2" office:value-type="string"><text:p text:style-name="P17">3</text:p></table:table-cell><table:table-cell table:style-name="Table13.A2" office:value-type="string"><text:p text:style-name="P17">0011</text:p></table:table-cell><table:table-cell table:style-name="Table13.A2" office:value-type="string"><text:p text:style-name="P17">0011</text:p></table:table-cell><table:table-cell table:style-name="Table13.D2" office:value-type="string"><text:p text:style-name="P17">0011</text:p></table:table-cell></table:table-row><table:table-row><table:table-cell table:style-name="Table13.A2" office:value-type="string"><text:p text:style-name="P17">4</text:p></table:table-cell><table:table-cell table:style-name="Table13.A2" office:value-type="string"><text:p text:style-name="P17">0100</text:p></table:table-cell><table:table-cell table:style-name="Table13.A2" office:value-type="string"><text:p text:style-name="P17">0100</text:p></table:table-cell><table:table-cell table:style-name="Table13.D2" office:value-type="string"><text:p text:style-name="P17">0100</text:p></table:table-cell></table:table-row><table:table-row><table:table-cell table:style-name="Table13.A2" office:value-type="string"><text:p text:style-name="P17">5</text:p></table:table-cell><table:table-cell table:style-name="Table13.A2" office:value-type="string"><text:p text:style-name="P17">0101</text:p></table:table-cell><table:table-cell table:style-name="Table13.A2" office:value-type="string"><text:p text:style-name="P17">0101</text:p></table:table-cell><table:table-cell table:style-name="Table13.D2" office:value-type="string"><text:p text:style-name="P17">0101</text:p></table:table-cell></table:table-row><table:table-row><table:table-cell table:style-name="Table13.A2" office:value-type="string"><text:p text:style-name="P17">6</text:p></table:table-cell><table:table-cell table:style-name="Table13.A2" office:value-type="string"><text:p text:style-name="P17">0110</text:p></table:table-cell><table:table-cell table:style-name="Table13.A2" office:value-type="string"><text:p text:style-name="P17">0110</text:p></table:table-cell><table:table-cell table:style-name="Table13.D2" office:value-type="string"><text:p text:style-name="P17">0110</text:p></table:table-cell></table:table-row><table:table-row><table:table-cell table:style-name="Table13.A2" office:value-type="string"><text:p text:style-name="P17">7</text:p></table:table-cell><table:table-cell table:style-name="Table13.A2" office:value-type="string"><text:p text:style-name="P17">0111</text:p></table:table-cell><table:table-cell table:style-name="Table13.A2" office:value-type="string"><text:p text:style-name="P17">0111</text:p></table:table-cell><table:table-cell table:style-name="Table13.D2" office:value-type="string"><text:p text:style-name="P17">0111</text:p></table:table-cell></table:table-row><table:table-row><table:table-cell table:style-name="Table13.A2" office:value-type="string"><text:p text:style-name="P17">8</text:p></table:table-cell><table:table-cell table:style-name="Table13.A2" office:value-type="string"><text:p text:style-name="P17">1000</text:p></table:table-cell><table:table-cell table:style-name="Table13.A2" office:value-type="string"><text:p text:style-name="P17"/></table:table-cell><table:table-cell table:style-name="Table13.D2" office:value-type="string"><text:p text:style-name="P17"/></table:table-cell></table:table-row><table:table-row><table:table-cell table:style-name="Table13.A2" office:value-type="string"><text:p text:style-name="P17">9</text:p></table:table-cell><table:table-cell table:style-name="Table13.A2" office:value-type="string"><text:p text:style-name="P17">1001</text:p></table:table-cell><table:table-cell table:style-name="Table13.A2" office:value-type="string"><text:p text:style-name="P17"/></table:table-cell><table:table-cell table:style-name="Table13.D2" office:value-type="string"><text:p text:style-name="P17"/></table:table-cell></table:table-row><table:table-row><table:table-cell table:style-name="Table13.A2" office:value-type="string"><text:p text:style-name="P17">10</text:p></table:table-cell><table:table-cell table:style-name="Table13.A2" office:value-type="string"><text:p text:style-name="P17">1010</text:p></table:table-cell><table:table-cell table:style-name="Table13.A2" office:value-type="string"><text:p text:style-name="P17"/></table:table-cell><table:table-cell table:style-name="Table13.D2" office:value-type="string"><text:p text:style-name="P17"/></table:table-cell></table:table-row><table:table-row><table:table-cell table:style-name="Table13.A2" office:value-type="string"><text:p text:style-name="P17">11</text:p></table:table-cell><table:table-cell table:style-name="Table13.A2" office:value-type="string"><text:p text:style-name="P17">1011</text:p></table:table-cell><table:table-cell table:style-name="Table13.A2" office:value-type="string"><text:p text:style-name="P17"/></table:table-cell><table:table-cell table:style-name="Table13.D2" office:value-type="string"><text:p text:style-name="P17"/></table:table-cell></table:table-row><table:table-row><table:table-cell table:style-name="Table13.A2" office:value-type="string"><text:p text:style-name="P17">12</text:p></table:table-cell><table:table-cell table:style-name="Table13.A2" office:value-type="string"><text:p text:style-name="P17">1100</text:p></table:table-cell><table:table-cell table:style-name="Table13.A2" office:value-type="string"><text:p text:style-name="P17"/></table:table-cell><table:table-cell table:style-name="Table13.D2" office:value-type="string"><text:p text:style-name="P17"/></table:table-cell></table:table-row><table:table-row><table:table-cell table:style-name="Table13.A2" office:value-type="string"><text:p text:style-name="P17">13</text:p></table:table-cell><table:table-cell table:style-name="Table13.A2" office:value-type="string"><text:p text:style-name="P17">1101</text:p></table:table-cell><table:table-cell table:style-name="Table13.A2" office:value-type="string"><text:p text:style-name="P17"/></table:table-cell><table:table-cell table:style-name="Table13.D2" office:value-type="string"><text:p text:style-name="P17"/></table:table-cell></table:table-row><table:table-row><table:table-cell table:style-name="Table13.A2" office:value-type="string"><text:p text:style-name="P17">14</text:p></table:table-cell><table:table-cell table:style-name="Table13.A2" office:value-type="string"><text:p text:style-name="P17">1110</text:p></table:table-cell><table:table-cell table:style-name="Table13.A2" office:value-type="string"><text:p text:style-name="P17"/></table:table-cell><table:table-cell table:style-name="Table13.D2" office:value-type="string"><text:p text:style-name="P17"/></table:table-cell></table:table-row><table:table-row><table:table-cell table:style-name="Table13.A2" office:value-type="string"><text:p text:style-name="P17">15</text:p></table:table-cell><table:table-cell table:style-name="Table13.A2" office:value-type="string"><text:p text:style-name="P17">1111</text:p></table:table-cell><table:table-cell table:style-name="Table13.A2" office:value-type="string"><text:p text:style-name="P17"/></table:table-cell><table:table-cell table:style-name="Table13.D2" office:value-type="string"><text:p text:style-name="P17"/></table:table-cell></table:table-row></table:table><text:p text:style-name="P12"/></draw:text-box></draw:frame>La tabla muestra que la representación en complemento a 2 es más conveniente para las operaciones aritméticas:</text:p>
      <text:list xml:id="list1216057505" text:style-name="L7">
        <text:list-item>
          <text:p text:style-name="P48">La operación de complementar a 2 da un número negativo que permite resolver las restas. Las computadoras <text:span text:style-name="T1">no restan:</text:span> <text:span text:style-name="T1">suman complementos</text:span>. </text:p>
        </text:list-item>
        <text:list-item>
          <text:p text:style-name="P48">El cero tiene una única representación.</text:p>
        </text:list-item>
        <text:list-item>
          <text:p text:style-name="P48"><text:soft-page-break/>En complemento a 2 se ha recuperado la representación del -8, que estaba desperdiciada en signo-magnitud.</text:p>
        </text:list-item>
        <text:list-item>
          <text:p text:style-name="P48">El ran<text:span text:style-name="T12">go de representación tiene un valor más en complemento a 2 que en signo-magnitud.</text:span></text:p>
        </text:list-item>
        <text:list-item>
          <text:p text:style-name="P48"><text:span text:style-name="T12">Los números en complemento a 2 se disponen como en una rueda. Si tomamos cada número </text:span><text:span text:style-name="T12">en la columna de complemento a 2 (salvo el </text:span><text:span text:style-name="T13">último</text:span><text:span text:style-name="T12">) y le sumamos 1, obtenemos en forma directa el número aritméticamente correcto. Similarmente si restamos 1 (salvo al primero). Al sumar 1 al </text:span><text:span text:style-name="T14">7</text:span><text:span text:style-name="T12">, obtenemos el menor número negativo posible. Al restar 1 a </text:span><text:span text:style-name="T14">-8</text:span><text:span text:style-name="T12">, obtenemos el mayor positivo (“entramos a la tabla por el extremo opuesto”). Esta propiedad, que no se cumple para signo-magnitud, hace más fácil la implementación de las operaciones aritméticas en los circuitos de la computadora.</text:span></text:p>
        </text:list-item>
      </text:list>
      <text:p text:style-name="P15">Por estos motivos, la representación en complemento a 2 es más natural y consistente. Se la elige normalmente para las computadoras, en lugar de otros métodos de representación.</text:p>
      <text:h text:style-name="P23" text:outline-level="3">Aritmética en complemento a 2</text:h>
      <text:p text:style-name="Standard"><text:span text:style-name="T13">Una suma en complemento a 2 se ejecuta sencillamente bit a bit, sin las consideraciones necesarias para signo-magnitud. <text:s/>Una resta </text:span><text:span text:style-name="T14">A – B</text:span><text:span text:style-name="T13"> se interpreta como la suma de </text:span><text:span text:style-name="T14">A</text:span><text:span text:style-name="T13"> y el complemento de </text:span><text:span text:style-name="T14">B</text:span><text:span text:style-name="T13">. </text:span></text:p>
      <text:list xml:id="list631513356" text:style-name="L8">
        <text:list-item>
          <text:p text:style-name="P39"><text:span text:style-name="T12">La suma se realiza bit a bit desde la posición menos significativa, con </text:span><text:span text:style-name="T14">acarreo</text:span><text:span text:style-name="T12"> (nos “llevamos un bit” cuando la suma de dos bits da 10</text:span><text:span text:style-name="T7">(2</text:span><text:span text:style-name="T12">). </text:span></text:p>
        </text:list-item>
        <text:list-item>
          <text:p text:style-name="P49">Cuando uno de los sumandos es negativo, lo complementamos y entonces hacemos la suma. </text:p>
        </text:list-item>
      </text:list>
      <text:p text:style-name="P5">Ejemplos</text:p>
      <text:list xml:id="list1592479916" text:style-name="L9">
        <text:list-item>
          <text:p text:style-name="P40"><text:span text:style-name="T12">Restar </text:span><text:span text:style-name="T14">2</text:span><text:span text:style-name="T7">(10</text:span><text:span text:style-name="T14"> de</text:span><text:span text:style-name="T12"> <text:s/></text:span><text:span text:style-name="T14">23</text:span><text:span text:style-name="T7">(10</text:span><text:span text:style-name="T13">. Complementamos 2 para convertirlo en negativo: -</text:span><text:span text:style-name="T14">2</text:span><text:span text:style-name="T7">(10</text:span><text:span text:style-name="T14"> = <text:s/>11111110</text:span><text:span text:style-name="T7">(2</text:span><text:span text:style-name="T14">,</text:span><text:span text:style-name="T13"> y lo sumamos a </text:span><text:span text:style-name="T14">23</text:span><text:span text:style-name="T7">(10</text:span><text:span text:style-name="T13">. La cuenta es </text:span><text:span text:style-name="T14">23</text:span><text:span text:style-name="T7">(10</text:span><text:span text:style-name="T14"> + (-2</text:span><text:span text:style-name="T7">(10</text:span><text:span text:style-name="T14">)= 00010111</text:span><text:span text:style-name="T7">(2</text:span><text:span text:style-name="T14"> </text:span><text:span text:style-name="T11">+ 11111110</text:span><text:span text:style-name="T7">(2</text:span><text:span text:style-name="T11"> = 00010101</text:span><text:span text:style-name="T7">(2</text:span><text:span text:style-name="T11">, </text:span><text:span text:style-name="T10">que es positivo y vale </text:span><text:span text:style-name="T11">21</text:span><text:span text:style-name="T10">.</text:span></text:p>
        </text:list-item>
        <text:list-item>
          <text:p text:style-name="P40"><text:span text:style-name="T10">Sumar </text:span><text:span text:style-name="T11">23</text:span><text:span text:style-name="T7">(10</text:span><text:span text:style-name="T11"> y -9</text:span><text:span text:style-name="T7">(10</text:span><text:span text:style-name="T10"> con 8 bits. Se tiene que </text:span><text:span text:style-name="T11">23</text:span><text:span text:style-name="T7">(10</text:span><text:span text:style-name="T11"> = 00010111</text:span><text:span text:style-name="T7">(2</text:span><text:span text:style-name="T11"> </text:span><text:span text:style-name="T10">y </text:span><text:span text:style-name="T11">-9</text:span><text:span text:style-name="T7">(10</text:span><text:span text:style-name="T10"> = </text:span><text:span text:style-name="T11">11110111</text:span><text:span text:style-name="T7">(2</text:span><text:span text:style-name="T10">. La suma da </text:span><text:span text:style-name="T11">00001110</text:span><text:span text:style-name="T7">(2</text:span><text:span text:style-name="T10">, que es positivo y equivale a </text:span><text:span text:style-name="T11">14</text:span><text:span text:style-name="T7">(10</text:span><text:span text:style-name="T10">.</text:span></text:p>
        </text:list-item>
        <text:list-item>
          <text:p text:style-name="P40"><text:span text:style-name="T10">Sumar -</text:span><text:span text:style-name="T11">23</text:span><text:span text:style-name="T7">(10</text:span><text:span text:style-name="T11"> y -9</text:span><text:span text:style-name="T7">(10</text:span><text:span text:style-name="T10"> con 8 bits. Se tiene que </text:span><text:span text:style-name="T11">23</text:span><text:span text:style-name="T7">(10</text:span><text:span text:style-name="T11"> = 00010111</text:span><text:span text:style-name="T7">(2</text:span><text:span text:style-name="T10"> y por lo tanto </text:span><text:span text:style-name="T11">-23</text:span><text:span text:style-name="T7">(10</text:span><text:span text:style-name="T11"> = 11101000 + 1 = 11101001</text:span><text:span text:style-name="T7">(2</text:span><text:span text:style-name="T10">.</text:span><text:span text:style-name="T11"> </text:span><text:span text:style-name="T10">Por otro lado </text:span><text:span text:style-name="T11">-9</text:span><text:span text:style-name="T7">(10</text:span><text:span text:style-name="T10"> = </text:span><text:span text:style-name="T11">11110111</text:span><text:span text:style-name="T7">(2</text:span><text:span text:style-name="T10"> como calculamos antes. Al sumarlos bit a bit resulta <text:s/></text:span><text:span text:style-name="T11">11101001</text:span><text:span text:style-name="T7">(2</text:span><text:span text:style-name="T11"> + 11110111</text:span><text:span text:style-name="T7">(2</text:span><text:span text:style-name="T10"> = </text:span><text:span text:style-name="T11">11100000</text:span><text:span text:style-name="T7">(2</text:span><text:span text:style-name="T10">. Descartamos el acarreo que se “cae” de los 8 bits. El resultado es negativo porque su bit más significativo es 1, y para calcular su valor decimal repetimos el procedimiento de complemento a 2: invertimos y sumamos 1. El número </text:span><text:span text:style-name="T11">11100000</text:span><text:span text:style-name="T7">(2</text:span><text:span text:style-name="T10"> invertido es </text:span><text:span text:style-name="T11">00011111</text:span><text:span text:style-name="T7">(2</text:span><text:span text:style-name="T10">. Sumando 1 obtenemos </text:span><text:span text:style-name="T11">00100000</text:span><text:span text:style-name="T7">(2 </text:span><text:span text:style-name="T10">que es </text:span><text:span text:style-name="T11">32</text:span><text:span text:style-name="T7">(10</text:span><text:span text:style-name="T10">. Como sabíamos que este número era negativo, agregamos el signo </text:span><text:span text:style-name="T11">menos</text:span><text:span text:style-name="T10"> y obtenemos </text:span><text:span text:style-name="T11">-32</text:span><text:span text:style-name="T7">(10</text:span><text:span text:style-name="T10">.</text:span></text:p>
        </text:list-item>
      </text:list>
      <text:h text:style-name="P22" text:outline-level="3">Overflow</text:h>
      <text:p text:style-name="P6">Un riesgo de disponer de finitos dígitos binarios es que las operaciones aritméticas pueden exigir más bits de los que tenemos disponibles, originando originar errores de cómputo que deben ser detectados. Cuando ocurren estos errores, la operación debe ser declarada no válida.</text:p>
      <text:p text:style-name="P4"><text:span text:style-name="T12">Notemos que en los casos de sumar 23 y -9, o -23 y -9, el acarreo (o “</text:span><text:span text:style-name="T14">carry</text:span><text:span text:style-name="T12">”) puede llegar hasta el bit de signo (</text:span><text:span text:style-name="T14">carry-in</text:span><text:span text:style-name="T12">), y también pasar más allá, siendo descartado (</text:span><text:span text:style-name="T14">carry-out</text:span><text:span text:style-name="T12">). El acarreo a veces denuncia un problema con las magnitudes permitidas por el rango de representación del sistema, como se ve en el siguiente ejemplo.</text:span></text:p>
      <text:p text:style-name="P5"><text:soft-page-break/>Ejemplo</text:p>
      <text:p text:style-name="P4"><text:span text:style-name="T12">Sumar </text:span><text:span text:style-name="T14">12</text:span><text:span text:style-name="T14">3</text:span><text:span text:style-name="T7">(1</text:span><text:span text:style-name="T7">0</text:span><text:span text:style-name="T14"> y </text:span><text:span text:style-name="T14">9</text:span><text:span text:style-name="T7">(1</text:span><text:span text:style-name="T7">0</text:span> con 8 bits. Se tiene que <text:span text:style-name="T14">12</text:span><text:span text:style-name="T14">3</text:span><text:span text:style-name="T7">(1</text:span><text:span text:style-name="T7">0</text:span><text:span text:style-name="T14"> </text:span><text:span text:style-name="T14">= <text:s/></text:span><text:span text:style-name="T14">0</text:span><text:span text:style-name="T14">1111011</text:span><text:span text:style-name="T14"> </text:span><text:span text:style-name="T7">(</text:span><text:span text:style-name="T7">2</text:span><text:span text:style-name="T14"> </text:span><text:span text:style-name="T10">y</text:span><text:span text:style-name="T10"> </text:span><text:span text:style-name="T11">9</text:span><text:span text:style-name="T7">(1</text:span><text:span text:style-name="T7">0</text:span><text:span text:style-name="T10"> </text:span><text:span text:style-name="T10">= </text:span><text:span text:style-name="T11">00001001</text:span><text:span text:style-name="T7">(</text:span><text:span text:style-name="T7">2</text:span>. Notemos que la suma provoca el acarreo de un <text:span text:style-name="T1">1</text:span> que llega al bit de signo (“<text:span text:style-name="T1">carry-in</text:span>”). El resultado da <text:span text:style-name="T11">1000010</text:span><text:span text:style-name="T11">0</text:span><text:span text:style-name="T7">(</text:span><text:span text:style-name="T7">2</text:span>. Claramente tenemos un problema, porque la suma de 123 + 9 debería dar positiva, pero el resultado que obtuvimos tiene el bit de orden más alto en <text:span text:style-name="T1">1</text:span>; por lo cual es negativo. Este es un caso patológico de la suma que se llama <text:span text:style-name="T1">overflow</text:span>.</text:p>
      <text:p text:style-name="P4">Los números de nuestro ejemplo, <text:span text:style-name="T1">123</text:span><text:span text:style-name="T6">(10</text:span> y <text:span text:style-name="T1">9</text:span><text:span text:style-name="T6">(10</text:span>, pueden expresarse individualmente como enteros con signo en 8 bits, pero suman <text:span text:style-name="T1">132</text:span><text:span text:style-name="T6">(10</text:span>, número positivo que excede el rango de representación. El resultado simplemente <text:span text:style-name="T1">no se puede</text:span> expresar en 8 bits con signo en complemento a 2. Es una consecuencia de tener una cantidad limitada de bits en nuestro tipo de datos.</text:p>
      <text:p text:style-name="P4">Cuando pasa esto se dice que ha ocurrido una condición de <text:span text:style-name="T1">overflow</text:span> o <text:span text:style-name="T1">desbordamiento aritmético</text:span><text:note text:id="ftn2" text:note-class="footnote"><text:note-citation>2</text:note-citation><text:note-body><text:p text:style-name="Footnote"><text:a xlink:type="simple" xlink:href="http://es.wikipedia.org/wiki/Desbordamiento_aritmético">http://es.wikipedia.org/wiki/Desbordamiento_aritmético</text:a></text:p></text:note-body></text:note>. Ocurre <text:span text:style-name="T1">overflow</text:span> cuando se suman dos números positivos y se obtiene un resultado en bits que sería negativo en el rango de representación del sistema, o cuando se suman dos negativos y el resultado es positivo. </text:p>
      <text:p text:style-name="P4">Sin embargo, en complemento a 2, nunca puede ocurrir <text:span text:style-name="T1">overflow</text:span> cuando se suman un positivo y un negativo. </text:p>
      <text:p text:style-name="P4">Las computadoras detectan la condición de overflow porque <text:span text:style-name="T1">el bit de acarreo al llegar a la posición del signo </text:span>(<text:span text:style-name="T1">carry-in</text:span><text:span text:style-name="T2">) </text:span>y el que se descarta (<text:span text:style-name="T1">carry-out</text:span>) son de diferente valor. Al sumar <text:span text:style-name="T1">23 más -9</text:span>, el carry-in y el carry-out eran <text:span text:style-name="T1">iguales</text:span>, por lo cual la suma no sufrió overflow. Al sumar <text:span text:style-name="T1">123 más 9</text:span>, el carry-in es 1 pero el carry-out es 0, lo que nos advierte que ha ocurrido overflow.</text:p>
      <text:p text:style-name="P4"><draw:frame draw:style-name="fr3" draw:name="Frame8" text:anchor-type="paragraph" svg:width="6.6929in" style:rel-width="100%" draw:z-index="3"><draw:text-box fo:min-height="0.2in"><table:table table:name="Table11" table:style-name="Table11"><table:table-column table:style-name="Table11.A"/><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row><table:table-cell table:style-name="Table11.A1" office:value-type="string"><text:p text:style-name="P18"/></table:table-cell><table:table-cell table:style-name="Table11.B1" office:value-type="string"><text:p text:style-name="P19">1</text:p></table:table-cell><table:table-cell table:style-name="Table11.C1" office:value-type="string"><text:p text:style-name="P19">1</text:p></table:table-cell><table:table-cell table:style-name="Table11.A1" office:value-type="string"><text:p text:style-name="P18">1</text:p></table:table-cell><table:table-cell table:style-name="Table11.A1" office:value-type="string"><text:p text:style-name="P18">1</text:p></table:table-cell><table:table-cell table:style-name="Table11.A1" office:value-type="string"><text:p text:style-name="P18"/></table:table-cell><table:table-cell table:style-name="Table11.A1" office:value-type="string"><text:p text:style-name="P18">1</text:p></table:table-cell><table:table-cell table:style-name="Table11.A1" office:value-type="string"><text:p text:style-name="P18">1</text:p></table:table-cell><table:table-cell table:style-name="Table11.A1" office:value-type="string"><text:p text:style-name="P18">1</text:p></table:table-cell><table:table-cell table:style-name="Table11.A1" office:value-type="string"><text:p text:style-name="P18"/></table:table-cell></table:table-row><table:table-row><table:table-cell table:style-name="Table11.A1" office:value-type="string"><text:p text:style-name="P18">23</text:p></table:table-cell><table:table-cell table:style-name="Table11.A1" office:value-type="string"><text:p text:style-name="P18"/></table:table-cell><table:table-cell table:style-name="Table11.C2" office:value-type="string"><text:p text:style-name="P18">0</text:p></table:table-cell><table:table-cell table:style-name="Table11.A1" office:value-type="string"><text:p text:style-name="P18">0</text:p></table:table-cell><table:table-cell table:style-name="Table11.A1" office:value-type="string"><text:p text:style-name="P18">0</text:p></table:table-cell><table:table-cell table:style-name="Table11.A1" office:value-type="string"><text:p text:style-name="P18">1</text:p></table:table-cell><table:table-cell table:style-name="Table11.A1" office:value-type="string"><text:p text:style-name="P18">0</text:p></table:table-cell><table:table-cell table:style-name="Table11.A1" office:value-type="string"><text:p text:style-name="P18">1</text:p></table:table-cell><table:table-cell table:style-name="Table11.A1" office:value-type="string"><text:p text:style-name="P18">1</text:p></table:table-cell><table:table-cell table:style-name="Table11.A1" office:value-type="string"><text:p text:style-name="P18">1</text:p></table:table-cell></table:table-row><table:table-row><table:table-cell table:style-name="Table11.A1" office:value-type="string"><text:p text:style-name="P18">+</text:p></table:table-cell><table:table-cell table:style-name="Table11.A1" office:value-type="string"><text:p text:style-name="P18"/></table:table-cell><table:table-cell table:style-name="Table11.C3" office:value-type="string"><text:p text:style-name="P18"/></table:table-cell><table:table-cell table:style-name="Table11.A1" office:value-type="string"><text:p text:style-name="P18"/></table:table-cell><table:table-cell table:style-name="Table11.A1" office:value-type="string"><text:p text:style-name="P18"/></table:table-cell><table:table-cell table:style-name="Table11.A1" office:value-type="string"><text:p text:style-name="P18"/></table:table-cell><table:table-cell table:style-name="Table11.A1" office:value-type="string"><text:p text:style-name="P18"/></table:table-cell><table:table-cell table:style-name="Table11.A1" office:value-type="string"><text:p text:style-name="P18"/></table:table-cell><table:table-cell table:style-name="Table11.A1" office:value-type="string"><text:p text:style-name="P18"/></table:table-cell><table:table-cell table:style-name="Table11.A1" office:value-type="string"><text:p text:style-name="P18"/></table:table-cell></table:table-row><table:table-row><table:table-cell table:style-name="Table11.A4" office:value-type="string"><text:p text:style-name="P18">-9</text:p></table:table-cell><table:table-cell table:style-name="Table11.B4" office:value-type="string"><text:p text:style-name="P18"/></table:table-cell><table:table-cell table:style-name="Table11.C4" office:value-type="string"><text:p text:style-name="P18">1</text:p></table:table-cell><table:table-cell table:style-name="Table11.D4" office:value-type="string"><text:p text:style-name="P18">1</text:p></table:table-cell><table:table-cell table:style-name="Table11.E4" office:value-type="string"><text:p text:style-name="P18">1</text:p></table:table-cell><table:table-cell table:style-name="Table11.F4" office:value-type="string"><text:p text:style-name="P18">1</text:p></table:table-cell><table:table-cell table:style-name="Table11.G4" office:value-type="string"><text:p text:style-name="P18">0</text:p></table:table-cell><table:table-cell table:style-name="Table11.H4" office:value-type="string"><text:p text:style-name="P18">1</text:p></table:table-cell><table:table-cell table:style-name="Table11.I4" office:value-type="string"><text:p text:style-name="P18">1</text:p></table:table-cell><table:table-cell table:style-name="Table11.J4" office:value-type="string"><text:p text:style-name="P18">1</text:p></table:table-cell></table:table-row><table:table-row><table:table-cell table:style-name="Table11.A1" office:value-type="string"><text:p text:style-name="P18"/></table:table-cell><table:table-cell table:style-name="Table11.A1" office:value-type="string"><text:p text:style-name="P18"/></table:table-cell><table:table-cell table:style-name="Table11.C5" office:value-type="string"><text:p text:style-name="P18">0</text:p></table:table-cell><table:table-cell table:style-name="Table11.A1" office:value-type="string"><text:p text:style-name="P18">0</text:p></table:table-cell><table:table-cell table:style-name="Table11.A1" office:value-type="string"><text:p text:style-name="P18">0</text:p></table:table-cell><table:table-cell table:style-name="Table11.A1" office:value-type="string"><text:p text:style-name="P18">0</text:p></table:table-cell><table:table-cell table:style-name="Table11.A1" office:value-type="string"><text:p text:style-name="P18">1</text:p></table:table-cell><table:table-cell table:style-name="Table11.A1" office:value-type="string"><text:p text:style-name="P18">1</text:p></table:table-cell><table:table-cell table:style-name="Table11.A1" office:value-type="string"><text:p text:style-name="P18">1</text:p></table:table-cell><table:table-cell table:style-name="Table11.A1" office:value-type="string"><text:p text:style-name="P18">0</text:p></table:table-cell></table:table-row></table:table><text:p text:style-name="P8">No hay overflow</text:p><table:table table:name="Table12" table:style-name="Table12"><table:table-column table:style-name="Table12.A"/><table:table-column table:style-name="Table12.B" table:number-columns-repeated="9"/><table:table-row><table:table-cell table:style-name="Table12.A1" office:value-type="string"><text:p text:style-name="P18"/></table:table-cell><table:table-cell table:style-name="Table12.B1" office:value-type="string"><text:p text:style-name="P19">0</text:p></table:table-cell><table:table-cell table:style-name="Table12.C1" office:value-type="string"><text:p text:style-name="P19">1</text:p></table:table-cell><table:table-cell table:style-name="Table12.A1" office:value-type="string"><text:p text:style-name="P18">1</text:p></table:table-cell><table:table-cell table:style-name="Table12.A1" office:value-type="string"><text:p text:style-name="P18">1</text:p></table:table-cell><table:table-cell table:style-name="Table12.A1" office:value-type="string"><text:p text:style-name="P18">1</text:p></table:table-cell><table:table-cell table:style-name="Table12.A1" office:value-type="string"><text:p text:style-name="P18"/></table:table-cell><table:table-cell table:style-name="Table12.A1" office:value-type="string"><text:p text:style-name="P18">1</text:p></table:table-cell><table:table-cell table:style-name="Table12.A1" office:value-type="string"><text:p text:style-name="P18">1</text:p></table:table-cell><table:table-cell table:style-name="Table12.A1" office:value-type="string"><text:p text:style-name="P18"/></table:table-cell></table:table-row><table:table-row><table:table-cell table:style-name="Table12.A1" office:value-type="string"><text:p text:style-name="P18">123</text:p></table:table-cell><table:table-cell table:style-name="Table12.A1" office:value-type="string"><text:p text:style-name="P18"/></table:table-cell><table:table-cell table:style-name="Table12.C2" office:value-type="string"><text:p text:style-name="P18">0</text:p></table:table-cell><table:table-cell table:style-name="Table12.A1" office:value-type="string"><text:p text:style-name="P18">1</text:p></table:table-cell><table:table-cell table:style-name="Table12.A1" office:value-type="string"><text:p text:style-name="P18">1</text:p></table:table-cell><table:table-cell table:style-name="Table12.A1" office:value-type="string"><text:p text:style-name="P18">1</text:p></table:table-cell><table:table-cell table:style-name="Table12.A1" office:value-type="string"><text:p text:style-name="P18">1</text:p></table:table-cell><table:table-cell table:style-name="Table12.A1" office:value-type="string"><text:p text:style-name="P18">0</text:p></table:table-cell><table:table-cell table:style-name="Table12.A1" office:value-type="string"><text:p text:style-name="P18">1</text:p></table:table-cell><table:table-cell table:style-name="Table12.A1" office:value-type="string"><text:p text:style-name="P18">1</text:p></table:table-cell></table:table-row><table:table-row><table:table-cell table:style-name="Table12.A1" office:value-type="string"><text:p text:style-name="P18">+</text:p></table:table-cell><table:table-cell table:style-name="Table12.A1" office:value-type="string"><text:p text:style-name="P18"/></table:table-cell><table:table-cell table:style-name="Table12.C3" office:value-type="string"><text:p text:style-name="P18"/></table:table-cell><table:table-cell table:style-name="Table12.A1" office:value-type="string"><text:p text:style-name="P18"/></table:table-cell><table:table-cell table:style-name="Table12.A1" office:value-type="string"><text:p text:style-name="P18"/></table:table-cell><table:table-cell table:style-name="Table12.A1" office:value-type="string"><text:p text:style-name="P18"/></table:table-cell><table:table-cell table:style-name="Table12.A1" office:value-type="string"><text:p text:style-name="P18"/></table:table-cell><table:table-cell table:style-name="Table12.A1" office:value-type="string"><text:p text:style-name="P18"/></table:table-cell><table:table-cell table:style-name="Table12.A1" office:value-type="string"><text:p text:style-name="P18"/></table:table-cell><table:table-cell table:style-name="Table12.A1" office:value-type="string"><text:p text:style-name="P18"/></table:table-cell></table:table-row><table:table-row><table:table-cell table:style-name="Table12.A4" office:value-type="string"><text:p text:style-name="P18">9</text:p></table:table-cell><table:table-cell table:style-name="Table12.B4" office:value-type="string"><text:p text:style-name="P18"/></table:table-cell><table:table-cell table:style-name="Table12.C4" office:value-type="string"><text:p text:style-name="P18">0</text:p></table:table-cell><table:table-cell table:style-name="Table12.D4" office:value-type="string"><text:p text:style-name="P18">0</text:p></table:table-cell><table:table-cell table:style-name="Table12.E4" office:value-type="string"><text:p text:style-name="P18">0</text:p></table:table-cell><table:table-cell table:style-name="Table12.F4" office:value-type="string"><text:p text:style-name="P18">0</text:p></table:table-cell><table:table-cell table:style-name="Table12.G4" office:value-type="string"><text:p text:style-name="P18">1</text:p></table:table-cell><table:table-cell table:style-name="Table12.H4" office:value-type="string"><text:p text:style-name="P18">0</text:p></table:table-cell><table:table-cell table:style-name="Table12.I4" office:value-type="string"><text:p text:style-name="P18">0</text:p></table:table-cell><table:table-cell table:style-name="Table12.J4" office:value-type="string"><text:p text:style-name="P18">1</text:p></table:table-cell></table:table-row><table:table-row><table:table-cell table:style-name="Table12.A1" office:value-type="string"><text:p text:style-name="P18"/></table:table-cell><table:table-cell table:style-name="Table12.A1" office:value-type="string"><text:p text:style-name="P18"/></table:table-cell><table:table-cell table:style-name="Table12.C5" office:value-type="string"><text:p text:style-name="P18">1</text:p></table:table-cell><table:table-cell table:style-name="Table12.A1" office:value-type="string"><text:p text:style-name="P18">0</text:p></table:table-cell><table:table-cell table:style-name="Table12.A1" office:value-type="string"><text:p text:style-name="P18">0</text:p></table:table-cell><table:table-cell table:style-name="Table12.A1" office:value-type="string"><text:p text:style-name="P18">0</text:p></table:table-cell><table:table-cell table:style-name="Table12.A1" office:value-type="string"><text:p text:style-name="P18">0</text:p></table:table-cell><table:table-cell table:style-name="Table12.A1" office:value-type="string"><text:p text:style-name="P18">1</text:p></table:table-cell><table:table-cell table:style-name="Table12.A1" office:value-type="string"><text:p text:style-name="P18">0</text:p></table:table-cell><table:table-cell table:style-name="Table12.A1" office:value-type="string"><text:p text:style-name="P18">0</text:p></table:table-cell></table:table-row></table:table><text:p text:style-name="P8">Hay overflow</text:p></draw:text-box></draw:frame></text:p>
      <text:h text:style-name="Heading_20_3" text:outline-level="3">Representación de números reales</text:h>
      <text:h text:style-name="Heading_20_4" text:outline-level="4">Notación de punto fijo</text:h>
      <text:p text:style-name="P11">Al representar enteros, con o sin signo, y en cualquier base, hemos supuesto que al final de los dígitos estaba el <text:span text:style-name="T1">punto fraccionario (o coma fraccionaria)</text:span> que separa la <text:span text:style-name="T1">parte entera</text:span> de la<text:span text:style-name="T1"> parte fraccionaria</text:span>. No se trata de otra cosa que lo que llamamos, en el sistema numérico decimal habitual, <text:span text:style-name="T1">punto o coma decimal</text:span>. En el sistema decimal, cuando trabajamos con parte fraccionaria, el desarrollo en suma de potencias se mantiene como hemos visto pero además se extiende a los exponentes negativos:</text:p>
      <text:p text:style-name="P11"/>
      <text:p text:style-name="P11"><text:tab/><text:span text:style-name="T1">3.1416 = 3 * 10⁰ + 1 * 10 ⁻¹ + 4 * 10 ⁻² + 1 * 10 ⁻³ + 6 * 10 ⁻⁴ </text:span></text:p>
      <text:p text:style-name="P11"/>
      <text:p text:style-name="P11"><text:soft-page-break/>Los sistemas numéricos que hemos usado hasta el momento, sin dígitos fraccionarios, son sistemas <text:span text:style-name="T1">de punto fijo</text:span> <text:span text:style-name="T1">con cero dígitos fraccionarios</text:span><text:span text:style-name="T2">. </text:span>Si hacemos la convención de que utilizamos un sistema numérico <text:span text:style-name="T1">de punto fijo con n dígitos fraccionarios</text:span>, sigue siendo innecesario escribir el punto (porque sobreentendemos que el punto está <text:span text:style-name="T1">n lugares contando desde la derecha </text:span>del número escrito), pero ahora podemos representar números con parte fraccionaria. Por ejemplo, si declaramos que usamos el <text:span text:style-name="T1">sistema binario de punto fijo a 8 dígitos con 3 dígitos fraccionarios</text:span>, entonces el número <text:span text:style-name="T1">11001101</text:span> debe ser interpretado como:</text:p>
      <text:p text:style-name="P11"/>
      <text:p text:style-name="P14">11001.101 = 1 * 2⁴ + 1 * 2³ + 0 * 2² + 0 * 2¹ + 1 * 2⁰ + 1 * 2⁻¹ + 0 * 2⁻² + 0 * 2⁻³</text:p>
      <text:p text:style-name="P14"/>
      <text:p text:style-name="P4">Sin embargo, esta representación no es la más adecuada para todas las cantidades. <text:span text:style-name="T15">En ciencias e ingenierías es común tener que manejar números muy grandes o muy pequeños, que resultan de mediciones físicas con una determinada precisión (es decir, con una cierta cantidad de decimales). Por ejemplo, la masa de la Tierra, la velocidad de la luz, o las distancias entre los planetas, son números “grandes”; la masa del electrón, o el diámetro de una célula, son números sumamente “pequeños”. En el caso de las cantidades “grandes”, lo más importante es el </text:span><text:span text:style-name="T16">orden de magnitud</text:span><text:span text:style-name="T17"> <text:s/>o cantidad de cifras enteras</text:span><text:span text:style-name="T15">, y no tiene mayor sentido consignar los decimales, ya que raramente se conocen con precisión. Por el contrario, en el caso de las cantidades “pequeñas”, normalmente la parte de mayor interés es la </text:span><text:span text:style-name="T16">precisión</text:span><text:span text:style-name="T15">, dada por los decimales. </text:span></text:p>
      <text:p text:style-name="P4"><text:span text:style-name="T15">En notación de punto fijo, una vez elegida la cantidad de dígitos enteros y fraccionarios, nos encontraremos con frecuencia que, o bien los dígitos que reservamos para la parte entera son insuficientes para una clase de números, o los dígitos fraccionarios son escasos para la otra clase. Como veremos, hay soluciones mejores que la representación de punto fijo.</text:span></text:p>
      <text:h text:style-name="P24" text:outline-level="3">Notación científica</text:h>
      <text:p text:style-name="P4"><text:span text:style-name="T15">Las matemáticas aplicadas permiten manejar estos números con una notación especial, la llamada </text:span><text:span text:style-name="T16">notación científica</text:span><text:span text:style-name="T17"><text:note text:id="ftn3" text:note-class="footnote"><text:note-citation>3</text:note-citation><text:note-body><text:p text:style-name="Footnote"><text:a xlink:type="simple" xlink:href="http://es.wikipedia.org/wiki/Notación_científica">http://es.wikipedia.org/wiki/Notación_científica</text:a></text:p></text:note-body></text:note></text:span><text:span text:style-name="T15">, que expresa de una manera uniforme estos números tan diferentes. Si tuviéramos que hacer intervenir, en un mismo cómputo, cantidades muy grandes y muy pequeñas, la notación científica sería la forma más cómoda para operar. </text:span></text:p>
      <text:p text:style-name="P10">En notación científica, los números se expresan como el producto de un coeficiente (mayor o igual que 1 y menor que 10) y una potencia entera de 10. Por ejemplo, la velocidad de la luz, 300000000 m/s, se expresa como <text:span text:style-name="T1">3x10⁸</text:span> m/s, y la masa de un electrón es de alrededor de 0.00000000000000000000000000000091 kg, o sea <text:span text:style-name="T1">9.1x10⁻³¹</text:span> kg.</text:p>
      <text:h text:style-name="Heading_20_3" text:outline-level="3">Notación en punto flotante</text:h>
      <text:p text:style-name="P13">Al momento de almacenar y manejar estas diferentes clases de números con computadoras, tiene sentido tomar la idea de la notación científica, porque así podemos representar un gran rango de números en una cantidad fija de bits. La forma de representación de números reales más utilizada en las computadoras es la de <text:span text:style-name="T1">punto flotante</text:span><text:span text:style-name="T1"><text:note text:id="ftn4" text:note-class="footnote"><text:note-citation>4</text:note-citation><text:note-body><text:p text:style-name="Footnote"><text:a xlink:type="simple" xlink:href="http://es.wikipedia.org/wiki/Coma_flotante">http://es.wikipedia.org/wiki/Coma_flotante</text:a></text:p></text:note-body></text:note></text:span>, que se inspira en la notación científica (<text:span text:style-name="T2">pero</text:span><text:span text:style-name="T1"> de base 2</text:span>), y está normalizada por la organización de ingeniería IEEE<text:note text:id="ftn5" text:note-class="footnote"><text:note-citation>5</text:note-citation><text:note-body><text:p text:style-name="Footnote"><text:a xlink:type="simple" xlink:href="http://es.wikipedia.org/wiki/IEEE_coma_flotante">http://es.wikipedia.org/wiki/IEEE_coma_flotante</text:a></text:p></text:note-body></text:note>. </text:p>
      <text:p text:style-name="P13"/>
      <text:p text:style-name="P11"><text:span text:style-name="T15">Un número en punto flotante tiene una representación bastante compleja, con tres componentes: un </text:span><text:soft-page-break/><text:span text:style-name="T15">bit de signo (</text:span><text:span text:style-name="T16">s</text:span><text:span text:style-name="T15">); 8 bits para el exponente (</text:span><text:span text:style-name="T16">e</text:span><text:span text:style-name="T15">), y 23 bits para los dígitos fraccionarios, llamados </text:span><text:span text:style-name="T16">la mantisa </text:span><text:span text:style-name="T15">(</text:span><text:span text:style-name="T16">m</text:span><text:span text:style-name="T15">). De esta manera, un número en punto flotante se almacenará en </text:span><text:span text:style-name="T16">32 bits</text:span><text:span text:style-name="T15"> (cuatro bytes). Se han normalizado otras cantidades de bits, pero esta forma es la más simple. </text:span></text:p>
      <text:p text:style-name="P13"><draw:frame draw:style-name="fr4" draw:name="Frame1" text:anchor-type="paragraph" svg:width="6.6929in" style:rel-width="100%" draw:z-index="4"><draw:text-box fo:min-height="0.2in"><text:p text:style-name="P13"/><table:table table:name="Table1" table:style-name="Table1"><table:table-column table:style-name="Table1.A" table:number-columns-repeated="31"/><table:table-column table:style-name="Table1.f"/><table:table-row><table:table-cell table:style-name="Table1.A1" office:value-type="string"><text:p text:style-name="P20">1</text:p></table:table-cell><table:table-cell table:style-name="Table1.A1" office:value-type="string"><text:p text:style-name="P20">1</text:p></table:table-cell><table:table-cell table:style-name="Table1.A1" office:value-type="string"><text:p text:style-name="P20">2</text:p></table:table-cell><table:table-cell table:style-name="Table1.A1" office:value-type="string"><text:p text:style-name="P20">3</text:p></table:table-cell><table:table-cell table:style-name="Table1.A1" office:value-type="string"><text:p text:style-name="P20">4</text:p></table:table-cell><table:table-cell table:style-name="Table1.A1" office:value-type="string"><text:p text:style-name="P20">5</text:p></table:table-cell><table:table-cell table:style-name="Table1.A1" office:value-type="string"><text:p text:style-name="P20">6</text:p></table:table-cell><table:table-cell table:style-name="Table1.A1" office:value-type="string"><text:p text:style-name="P20">7</text:p></table:table-cell><table:table-cell table:style-name="Table1.A1" office:value-type="string"><text:p text:style-name="P20">8</text:p></table:table-cell><table:table-cell table:style-name="Table1.A1" office:value-type="string"><text:p text:style-name="P20">1</text:p></table:table-cell><table:table-cell table:style-name="Table1.A1" office:value-type="string"><text:p text:style-name="P20">2</text:p></table:table-cell><table:table-cell table:style-name="Table1.A1" office:value-type="string"><text:p text:style-name="P20">3</text:p></table:table-cell><table:table-cell table:style-name="Table1.A1" office:value-type="string"><text:p text:style-name="P20">4</text:p></table:table-cell><table:table-cell table:style-name="Table1.A1" office:value-type="string"><text:p text:style-name="P20">5</text:p></table:table-cell><table:table-cell table:style-name="Table1.A1" office:value-type="string"><text:p text:style-name="P20">6</text:p></table:table-cell><table:table-cell table:style-name="Table1.A1" office:value-type="string"><text:p text:style-name="P20">7</text:p></table:table-cell><table:table-cell table:style-name="Table1.A1" office:value-type="string"><text:p text:style-name="P20">8</text:p></table:table-cell><table:table-cell table:style-name="Table1.A1" office:value-type="string"><text:p text:style-name="P20">9</text:p></table:table-cell><table:table-cell table:style-name="Table1.A1" office:value-type="string"><text:p text:style-name="P20">10</text:p></table:table-cell><table:table-cell table:style-name="Table1.A1" office:value-type="string"><text:p text:style-name="P20">11</text:p></table:table-cell><table:table-cell table:style-name="Table1.A1" office:value-type="string"><text:p text:style-name="P20">12</text:p></table:table-cell><table:table-cell table:style-name="Table1.A1" office:value-type="string"><text:p text:style-name="P20">13</text:p></table:table-cell><table:table-cell table:style-name="Table1.A1" office:value-type="string"><text:p text:style-name="P20">14</text:p></table:table-cell><table:table-cell table:style-name="Table1.A1" office:value-type="string"><text:p text:style-name="P20">15</text:p></table:table-cell><table:table-cell table:style-name="Table1.A1" office:value-type="string"><text:p text:style-name="P20">16</text:p></table:table-cell><table:table-cell table:style-name="Table1.A1" office:value-type="string"><text:p text:style-name="P20">17</text:p></table:table-cell><table:table-cell table:style-name="Table1.A1" office:value-type="string"><text:p text:style-name="P20">18</text:p></table:table-cell><table:table-cell table:style-name="Table1.A1" office:value-type="string"><text:p text:style-name="P20">19</text:p></table:table-cell><table:table-cell table:style-name="Table1.A1" office:value-type="string"><text:p text:style-name="P20">20</text:p></table:table-cell><table:table-cell table:style-name="Table1.A1" office:value-type="string"><text:p text:style-name="P20">21</text:p></table:table-cell><table:table-cell table:style-name="Table1.A1" office:value-type="string"><text:p text:style-name="P20">22</text:p></table:table-cell><table:table-cell table:style-name="Table1.A1" office:value-type="string"><text:p text:style-name="P20">23</text:p></table:table-cell></table:table-row><table:table-row><table:table-cell table:style-name="Table1.A2" office:value-type="string"><text:p text:style-name="P21"><text:s/></text:p></table:table-cell><table:table-cell table:style-name="Table1.B2" office:value-type="string"><text:p text:style-name="P21"/></table:table-cell><table:table-cell table:style-name="Table1.B2" office:value-type="string"><text:p text:style-name="P21"/></table:table-cell><table:table-cell table:style-name="Table1.B2" office:value-type="string"><text:p text:style-name="P21"/></table:table-cell><table:table-cell table:style-name="Table1.B2" office:value-type="string"><text:p text:style-name="P21"/></table:table-cell><table:table-cell table:style-name="Table1.B2" office:value-type="string"><text:p text:style-name="P21"/></table:table-cell><table:table-cell table:style-name="Table1.B2" office:value-type="string"><text:p text:style-name="P21"/></table:table-cell><table:table-cell table:style-name="Table1.B2" office:value-type="string"><text:p text:style-name="P21"/></table:table-cell><table:table-cell table:style-name="Table1.B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J2" office:value-type="string"><text:p text:style-name="P21"/></table:table-cell><table:table-cell table:style-name="Table1.f2" office:value-type="string"><text:p text:style-name="P21"/></table:table-cell></table:table-row><table:table-row><table:table-cell table:style-name="Table1.A3" office:value-type="string"><text:p text:style-name="P21">s</text:p></table:table-cell><table:table-cell table:style-name="Table1.B3" table:number-columns-spanned="8" office:value-type="string"><text:p text:style-name="P21">e</text:p></table:table-cell><table:covered-table-cell/><table:covered-table-cell/><table:covered-table-cell/><table:covered-table-cell/><table:covered-table-cell/><table:covered-table-cell/><table:covered-table-cell/><table:table-cell table:style-name="Table1.J3" table:number-columns-spanned="23" office:value-type="string"><text:p text:style-name="P21">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3"/></draw:text-box></draw:frame>Estos tres componentes <text:span text:style-name="T1">s, e y m</text:span> tienen las siguientes particularidades.</text:p>
      <text:list xml:id="list1195495838" text:style-name="L10">
        <text:list-item>
          <text:p text:style-name="P25">El signo, almacenado en el campo <text:span text:style-name="T1">s</text:span>, puede ser 0 (positivo) o 1 (negativo).</text:p>
        </text:list-item>
        <text:list-item>
          <text:p text:style-name="P30"><text:span text:style-name="T15">El exponente de la notación científica puede ser negativo o positivo, pero se almacena en el campo </text:span><text:span text:style-name="T16">e</text:span><text:span text:style-name="T15"> como un número sin signo (por lo tanto, entre 0 y 255), sumándole el valor 127 antes de almacenarlo. </text:span></text:p>
        </text:list-item>
        <text:list-item>
          <text:p text:style-name="P30"><text:span text:style-name="T15">El coeficiente representado siempre comienza por un dígito 1. Como este dígito se conoce, no se almacena, para ahorrar espacio.</text:span></text:p>
        </text:list-item>
        <text:list-item>
          <text:p text:style-name="P30"><text:span text:style-name="T15">Finalmente, un número </text:span><text:span text:style-name="T16">n</text:span><text:span text:style-name="T15"> expresado en la notación en punto flotante se escribirá como </text:span></text:p>
          <text:list>
            <text:list-header>
              <text:p text:style-name="P30"><text:span text:style-name="T16">n = </text:span><text:span text:style-name="T18">±</text:span><text:span text:style-name="T16">2</text:span><text:span text:style-name="T4">(e-127)</text:span><text:span text:style-name="T16"> * m</text:span><text:span text:style-name="T17">.</text:span></text:p>
            </text:list-header>
          </text:list>
        </text:list-item>
      </text:list>
      <text:p text:style-name="P26"/>
      <text:p text:style-name="P28">Ejemplo</text:p>
      <text:p text:style-name="P11"><text:span text:style-name="T17">Representar en punto flotante el número </text:span><text:span text:style-name="T16">3.14</text:span><text:span text:style-name="T17">. El procedimiento manual lleva varios pasos:</text:span></text:p>
      <text:list xml:id="list726616104" text:style-name="L11">
        <text:list-item>
          <text:p text:style-name="P27">Para pasar el número a sistema binario lo separamos en parte entera y en parte fraccionaria.</text:p>
        </text:list-item>
      </text:list>
      <text:list xml:id="list188983041" text:style-name="L12">
        <text:list-item>
          <text:p text:style-name="P31"><text:span text:style-name="T17">¡La parte entera es fácil!: </text:span><text:span text:style-name="T16">3</text:span><text:span text:style-name="T8">(10</text:span><text:span text:style-name="T16"> = 11</text:span><text:span text:style-name="T8">(2</text:span><text:span text:style-name="T17">. </text:span></text:p>
        </text:list-item>
        <text:list-item>
          <text:p text:style-name="P31"><text:span text:style-name="T17">Para escribir la parte fraccionaria en sistema binario, multiplicamos sucesivamente por 2 la parte fraccionaria decimal y tomamos la parte entera del resultado como dígito binario, repitiendo hasta llegar a 0, o hasta lograr la precisión que buscamos</text:span><text:span text:style-name="T17"><text:note text:id="ftn6" text:note-class="footnote"><text:note-citation>6</text:note-citation><text:note-body><text:p text:style-name="Footnote"><text:a xlink:type="simple" xlink:href="http://es.wikipedia.org/wiki/Sistema_de_numeración_binario#Decimal_.28con_decimales.29_a_binario">http://es.wikipedia.org/wiki/Sistema_de_numeración_binario#Decimal_.28con_decimales.29_a_binario</text:a></text:p></text:note-body></text:note></text:span><text:span text:style-name="T17">.</text:span></text:p>
        </text:list-item>
      </text:list>
      <text:p text:style-name="P26"/>
      <table:table table:name="Table2" table:style-name="Table2">
        <table:table-column table:style-name="Table2.A"/>
        <table:table-column table:style-name="Table2.B"/>
        <table:table-column table:style-name="Table2.C"/>
        <table:table-row>
          <table:table-cell table:style-name="Table2.A1" office:value-type="string">
            <text:p text:style-name="P18">Fracción</text:p>
          </table:table-cell>
          <table:table-cell table:style-name="Table2.A1" office:value-type="string">
            <text:p text:style-name="P18">Fracción * 2</text:p>
          </table:table-cell>
          <table:table-cell table:style-name="Table2.C1" office:value-type="string">
            <text:p text:style-name="P18">Dígito binario</text:p>
          </table:table-cell>
        </table:table-row>
        <table:table-row>
          <table:table-cell table:style-name="Table2.A2" office:value-type="string">
            <text:p text:style-name="P18">0.14</text:p>
          </table:table-cell>
          <table:table-cell table:style-name="Table2.A2" office:value-type="string">
            <text:p text:style-name="P18">0.28</text:p>
          </table:table-cell>
          <table:table-cell table:style-name="Table2.C2" office:value-type="string">
            <text:p text:style-name="P18">0</text:p>
          </table:table-cell>
        </table:table-row>
        <table:table-row>
          <table:table-cell table:style-name="Table2.A2" office:value-type="string">
            <text:p text:style-name="P18">0.28</text:p>
          </table:table-cell>
          <table:table-cell table:style-name="Table2.A2" office:value-type="string">
            <text:p text:style-name="P18">0.56</text:p>
          </table:table-cell>
          <table:table-cell table:style-name="Table2.C2" office:value-type="string">
            <text:p text:style-name="P18">0</text:p>
          </table:table-cell>
        </table:table-row>
        <table:table-row>
          <table:table-cell table:style-name="Table2.A2" office:value-type="string">
            <text:p text:style-name="P18">0.56</text:p>
          </table:table-cell>
          <table:table-cell table:style-name="Table2.A2" office:value-type="string">
            <text:p text:style-name="P18">1.12</text:p>
          </table:table-cell>
          <table:table-cell table:style-name="Table2.C2" office:value-type="string">
            <text:p text:style-name="P18">1</text:p>
          </table:table-cell>
        </table:table-row>
        <table:table-row>
          <table:table-cell table:style-name="Table2.A2" office:value-type="string">
            <text:p text:style-name="P18">0.12</text:p>
          </table:table-cell>
          <table:table-cell table:style-name="Table2.A2" office:value-type="string">
            <text:p text:style-name="P18">0.24</text:p>
          </table:table-cell>
          <table:table-cell table:style-name="Table2.C2" office:value-type="string">
            <text:p text:style-name="P18">0</text:p>
          </table:table-cell>
        </table:table-row>
        <table:table-row>
          <table:table-cell table:style-name="Table2.A2" office:value-type="string">
            <text:p text:style-name="P18">0.24</text:p>
          </table:table-cell>
          <table:table-cell table:style-name="Table2.A2" office:value-type="string">
            <text:p text:style-name="P18">0.48</text:p>
          </table:table-cell>
          <table:table-cell table:style-name="Table2.C2" office:value-type="string">
            <text:p text:style-name="P18">0</text:p>
          </table:table-cell>
        </table:table-row>
        <table:table-row>
          <table:table-cell table:style-name="Table2.A2" office:value-type="string">
            <text:p text:style-name="P18">0.48</text:p>
          </table:table-cell>
          <table:table-cell table:style-name="Table2.A2" office:value-type="string">
            <text:p text:style-name="P18">0.96 <text:span text:style-name="T19">≈</text:span><text:span text:style-name="T20"> 1.00</text:span></text:p>
          </table:table-cell>
          <table:table-cell table:style-name="Table2.C2" office:value-type="string">
            <text:p text:style-name="P18"><text:span text:style-name="T1">1</text:span> <text:span text:style-name="T1">(¡aproximando!)</text:span></text:p>
          </table:table-cell>
        </table:table-row>
        <table:table-row>
          <table:table-cell table:style-name="Table2.A2" office:value-type="string">
            <text:p text:style-name="P19">0.00 </text:p>
          </table:table-cell>
          <table:table-cell table:style-name="Table2.A2" office:value-type="string">
            <text:p text:style-name="P19">0.00</text:p>
          </table:table-cell>
          <table:table-cell table:style-name="Table2.C2" office:value-type="string">
            <text:p text:style-name="P19">0</text:p>
          </table:table-cell>
        </table:table-row>
        <table:table-row>
          <table:table-cell table:style-name="Table2.A2" office:value-type="string">
            <text:p text:style-name="P19">0.00</text:p>
          </table:table-cell>
          <table:table-cell table:style-name="Table2.A2" office:value-type="string">
            <text:p text:style-name="P19">0.00</text:p>
          </table:table-cell>
          <table:table-cell table:style-name="Table2.C2" office:value-type="string">
            <text:p text:style-name="P19">0</text:p>
          </table:table-cell>
        </table:table-row>
      </table:table>
      <text:p text:style-name="P28"/>
      <text:p text:style-name="P11"><text:span text:style-name="T17"><text:tab/>Como </text:span><text:span text:style-name="T16">0.96</text:span><text:span text:style-name="T17"> está suficientemente cercano a </text:span><text:span text:style-name="T16">1.0</text:span><text:span text:style-name="T17">, podemos aproximarlo a 1 y dar por terminado el desarrollo (ya que todos los dígitos siguientes serán 0). Los dígitos binarios del resultado se leen de arriba hacia abajo. Finalmente obtuvimos:</text:span></text:p>
      <text:p text:style-name="P11"><text:span text:style-name="T16"><text:tab/>3.14</text:span><text:span text:style-name="T8">(10</text:span><text:span text:style-name="T16"> = 11.001001</text:span><text:span text:style-name="T8">(2</text:span><text:span text:style-name="T17">. </text:span></text:p>
      <text:list xml:id="list235592077" text:style-name="L13">
        <text:list-item>
          <text:p text:style-name="P32"><text:span text:style-name="T15">Para normalizar esta expresión hay que correr el punto fraccionario de </text:span><text:span text:style-name="T16">11.001001 </text:span><text:span text:style-name="T15">un lugar a </text:span><text:soft-page-break/><text:span text:style-name="T15">la izquierda, dejando un único dígito en la parte entera. Al correr el punto a la izquierda hemos dividido por 2. Compensamos la división por 2 que hicimos, multiplicando todo el número por 2, para que no cambie su valor:</text:span></text:p>
        </text:list-item>
      </text:list>
      <text:p text:style-name="P16"><text:span text:style-name="T16"><text:tab/><text:tab/>11.001001 = 1.1001001 * 2¹</text:span><text:span text:style-name="T15">.</text:span></text:p>
      <text:list xml:id="list831293517" text:style-name="L14">
        <text:list-item>
          <text:p text:style-name="P33"><text:span text:style-name="T15">Hemos calculado el exponente de la notación científica, que es 1. Para almacenarlo en los 8 bits de punto flotante le sumamos 127: </text:span><text:span text:style-name="T16">1</text:span><text:span text:style-name="T8">(2</text:span><text:span text:style-name="T16"> + 01111111</text:span><text:span text:style-name="T8">(2</text:span><text:span text:style-name="T16"> = 10000000</text:span><text:span text:style-name="T8">(2</text:span><text:span text:style-name="T15">. El exponente </text:span><text:span text:style-name="T16">e </text:span><text:span text:style-name="T15">del punto flotante será </text:span><text:span text:style-name="T16">10000000</text:span><text:span text:style-name="T8">(2</text:span><text:span text:style-name="T15">.</text:span></text:p>
        </text:list-item>
        <text:list-item>
          <text:p text:style-name="P33"><text:span text:style-name="T15">La mantisa </text:span><text:span text:style-name="T16">m</text:span><text:span text:style-name="T15"> es la parte fraccionaria que hemos calculado: </text:span><text:span text:style-name="T16">1001001</text:span><text:span text:style-name="T8">(2</text:span><text:span text:style-name="T15">, con tantos ceros agregados a la derecha como haga falta para llenar los 23 bits.</text:span></text:p>
        </text:list-item>
        <text:list-item>
          <text:p text:style-name="P33"><text:span text:style-name="T15">El signo </text:span><text:span text:style-name="T16">s</text:span><text:span text:style-name="T15"> es </text:span><text:span text:style-name="T16">0</text:span><text:span text:style-name="T15"> porque 3.14 es positivo.</text:span></text:p>
        </text:list-item>
      </text:list>
      <text:p text:style-name="P26"/>
      <text:p text:style-name="P11"><text:span text:style-name="T17">Finalmente, tenemos que </text:span><text:span text:style-name="T16">3.14</text:span><text:span text:style-name="T17"> se representará en punto flotante como la siguiente sucesión de bits en la memoria:</text:span></text:p>
      <text:p text:style-name="P11"><draw:frame draw:style-name="fr4" draw:name="Frame2" text:anchor-type="paragraph" svg:width="6.6929in" style:rel-width="100%" draw:z-index="5"><draw:text-box fo:min-height="0.2in"><text:p text:style-name="P13"/><table:table table:name="Table3" table:style-name="Table3"><table:table-column table:style-name="Table3.A" table:number-columns-repeated="31"/><table:table-column table:style-name="Table3.f"/><table:table-row><table:table-cell table:style-name="Table3.A1" office:value-type="string"><text:p text:style-name="P20">1</text:p></table:table-cell><table:table-cell table:style-name="Table3.A1" office:value-type="string"><text:p text:style-name="P20">1</text:p></table:table-cell><table:table-cell table:style-name="Table3.A1" office:value-type="string"><text:p text:style-name="P20">2</text:p></table:table-cell><table:table-cell table:style-name="Table3.A1" office:value-type="string"><text:p text:style-name="P20">3</text:p></table:table-cell><table:table-cell table:style-name="Table3.A1" office:value-type="string"><text:p text:style-name="P20">4</text:p></table:table-cell><table:table-cell table:style-name="Table3.A1" office:value-type="string"><text:p text:style-name="P20">5</text:p></table:table-cell><table:table-cell table:style-name="Table3.A1" office:value-type="string"><text:p text:style-name="P20">6</text:p></table:table-cell><table:table-cell table:style-name="Table3.A1" office:value-type="string"><text:p text:style-name="P20">7</text:p></table:table-cell><table:table-cell table:style-name="Table3.A1" office:value-type="string"><text:p text:style-name="P20">8</text:p></table:table-cell><table:table-cell table:style-name="Table3.A1" office:value-type="string"><text:p text:style-name="P20">1</text:p></table:table-cell><table:table-cell table:style-name="Table3.A1" office:value-type="string"><text:p text:style-name="P20">2</text:p></table:table-cell><table:table-cell table:style-name="Table3.A1" office:value-type="string"><text:p text:style-name="P20">3</text:p></table:table-cell><table:table-cell table:style-name="Table3.A1" office:value-type="string"><text:p text:style-name="P20">4</text:p></table:table-cell><table:table-cell table:style-name="Table3.A1" office:value-type="string"><text:p text:style-name="P20">5</text:p></table:table-cell><table:table-cell table:style-name="Table3.A1" office:value-type="string"><text:p text:style-name="P20">6</text:p></table:table-cell><table:table-cell table:style-name="Table3.A1" office:value-type="string"><text:p text:style-name="P20">7</text:p></table:table-cell><table:table-cell table:style-name="Table3.A1" office:value-type="string"><text:p text:style-name="P20">8</text:p></table:table-cell><table:table-cell table:style-name="Table3.A1" office:value-type="string"><text:p text:style-name="P20">9</text:p></table:table-cell><table:table-cell table:style-name="Table3.A1" office:value-type="string"><text:p text:style-name="P20">10</text:p></table:table-cell><table:table-cell table:style-name="Table3.A1" office:value-type="string"><text:p text:style-name="P20">11</text:p></table:table-cell><table:table-cell table:style-name="Table3.A1" office:value-type="string"><text:p text:style-name="P20">12</text:p></table:table-cell><table:table-cell table:style-name="Table3.A1" office:value-type="string"><text:p text:style-name="P20">13</text:p></table:table-cell><table:table-cell table:style-name="Table3.A1" office:value-type="string"><text:p text:style-name="P20">14</text:p></table:table-cell><table:table-cell table:style-name="Table3.A1" office:value-type="string"><text:p text:style-name="P20">15</text:p></table:table-cell><table:table-cell table:style-name="Table3.A1" office:value-type="string"><text:p text:style-name="P20">16</text:p></table:table-cell><table:table-cell table:style-name="Table3.A1" office:value-type="string"><text:p text:style-name="P20">17</text:p></table:table-cell><table:table-cell table:style-name="Table3.A1" office:value-type="string"><text:p text:style-name="P20">18</text:p></table:table-cell><table:table-cell table:style-name="Table3.A1" office:value-type="string"><text:p text:style-name="P20">19</text:p></table:table-cell><table:table-cell table:style-name="Table3.A1" office:value-type="string"><text:p text:style-name="P20">20</text:p></table:table-cell><table:table-cell table:style-name="Table3.A1" office:value-type="string"><text:p text:style-name="P20">21</text:p></table:table-cell><table:table-cell table:style-name="Table3.A1" office:value-type="string"><text:p text:style-name="P20">22</text:p></table:table-cell><table:table-cell table:style-name="Table3.A1" office:value-type="string"><text:p text:style-name="P20">23</text:p></table:table-cell></table:table-row><table:table-row><table:table-cell table:style-name="Table3.A2" office:value-type="string"><text:p text:style-name="P21">0 </text:p></table:table-cell><table:table-cell table:style-name="Table3.B2" office:value-type="string"><text:p text:style-name="P21">1</text:p></table:table-cell><table:table-cell table:style-name="Table3.B2" office:value-type="string"><text:p text:style-name="P21">0</text:p></table:table-cell><table:table-cell table:style-name="Table3.B2" office:value-type="string"><text:p text:style-name="P21">0</text:p></table:table-cell><table:table-cell table:style-name="Table3.B2" office:value-type="string"><text:p text:style-name="P21">0</text:p></table:table-cell><table:table-cell table:style-name="Table3.B2" office:value-type="string"><text:p text:style-name="P21">0</text:p></table:table-cell><table:table-cell table:style-name="Table3.B2" office:value-type="string"><text:p text:style-name="P21">0</text:p></table:table-cell><table:table-cell table:style-name="Table3.B2" office:value-type="string"><text:p text:style-name="P21">0</text:p></table:table-cell><table:table-cell table:style-name="Table3.B2" office:value-type="string"><text:p text:style-name="P21">0</text:p></table:table-cell><table:table-cell table:style-name="Table3.J2" office:value-type="string"><text:p text:style-name="P21">1</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1</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1</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J2" office:value-type="string"><text:p text:style-name="P21">0</text:p></table:table-cell><table:table-cell table:style-name="Table3.f2" office:value-type="string"><text:p text:style-name="P21">0</text:p></table:table-cell></table:table-row><table:table-row><table:table-cell table:style-name="Table3.A3" office:value-type="string"><text:p text:style-name="P21">s</text:p></table:table-cell><table:table-cell table:style-name="Table3.B3" table:number-columns-spanned="8" office:value-type="string"><text:p text:style-name="P21">e</text:p></table:table-cell><table:covered-table-cell/><table:covered-table-cell/><table:covered-table-cell/><table:covered-table-cell/><table:covered-table-cell/><table:covered-table-cell/><table:covered-table-cell/><table:table-cell table:style-name="Table3.J3" table:number-columns-spanned="23" office:value-type="string"><text:p text:style-name="P21">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3"/></draw:text-box></draw:frame></text:p>
      <text:p text:style-name="P4"><text:span text:style-name="T17">Si quisiéramos volver a obtener el número decimal original, a partir de esta representación en punto flotante binario, podríamos encontrarnos con diferencias con el valor de partida, ya que hemos truncado el desarrollo fraccionario, aproximando al séptimo dígito. Reconstruyamos el número decimal que hemos representado en punto flotante, recordando que la mantisa tiene un 1 implícito:</text:span></text:p>
      <text:p text:style-name="Text_20_body"><text:span text:style-name="T17"><text:tab/></text:span><text:span text:style-name="T16">n = +2</text:span><text:span text:style-name="T4">(e-127)</text:span><text:span text:style-name="T16"> * m = 2</text:span><text:span text:style-name="T4">(128-127)</text:span><text:span text:style-name="T16"> * 1.1001001</text:span><text:span text:style-name="T8">(2</text:span><text:span text:style-name="T16"> = 2</text:span><text:span text:style-name="T4">1</text:span><text:span text:style-name="T16"> * 1.1001001</text:span><text:span text:style-name="T8">(2</text:span><text:span text:style-name="T16"> = </text:span></text:p>
      <text:p text:style-name="P4"><text:span text:style-name="T16"><text:tab/>= 11.001001</text:span><text:span text:style-name="T8">(2</text:span><text:span text:style-name="T16"> = 2¹ + 2⁰ + 2⁻³ + 2⁻⁶ = 3 + 1/8 + 1/64 = <text:s/>3 + 0.125 + 0.015625 = 3.140625</text:span></text:p>
      <text:p text:style-name="P4"><text:span text:style-name="T17">Notemos que al ser finita la cantidad de bits de</text:span><text:span text:style-name="T16"> e </text:span><text:span text:style-name="T17">y de</text:span><text:span text:style-name="T16"> m</text:span><text:span text:style-name="T17">, no podremos representar números de cualquier tamaño, ni almacenar todos los dígitos fraccionarios de cualquier número, sino que en la mayoría de los casos utilizaremos </text:span><text:span text:style-name="T16">aproximaciones.</text:span><text:span text:style-name="T17"> De hecho, el número que hemos representado no es </text:span><text:span text:style-name="T16">3.14</text:span><text:span text:style-name="T17"> sino </text:span><text:span text:style-name="T16">3.140625</text:span><text:span text:style-name="T17">. De cualquier manera, el desarrollo fraccionario no podría haber continuado más allá del dígito 23, porque sólo hay esa cantidad de dígitos en la representación en punto flotante. </text:span></text:p>
      <text:p text:style-name="P4"><text:span text:style-name="T17">Al definirse un formato de punto flotante como el que hemos descripto, la cantidad de bits asignada al exponente determina el </text:span><text:span text:style-name="T16">rango</text:span><text:span text:style-name="T17"> de los números que se podrán manejar en esa representación. Con más bits en el exponente, hubiéramos podido representar números </text:span><text:span text:style-name="T16">más grandes y más pequeños</text:span><text:span text:style-name="T17">. Con más bits en la mantisa, hubiéramos podido almacenar más dígitos fraccionarios, es decir, </text:span><text:span text:style-name="T16">con mayor precisión</text:span><text:span text:style-name="T17">. Las cantidades de bits para e y para m se han escogido de modo de satisfacer la mayoría de los problemas de cómputo manteniendo un costo aceptable en trabajo de máquina y en espacio de almacenamiento.</text:span></text:p>
      <text:p text:style-name="P11"><text:span text:style-name="T17"/></text:p>
      <text:p text:style-name="P11"><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Representación numérica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10T16:35:08</dc:date>
    <meta:editing-duration>P4DT22H16M48S</meta:editing-duration>
    <meta:editing-cycles>220</meta:editing-cycles>
    <meta:generator>LibreOffice/3.5$Linux_x86 LibreOffice_project/350m1$Build-2</meta:generator>
    <meta:print-date>2013-02-28T11:24:17</meta:print-date>
    <meta:document-statistic meta:table-count="6" meta:image-count="0" meta:object-count="0" meta:page-count="9" meta:paragraph-count="395" meta:word-count="3963" meta:character-count="21572" meta:non-whitespace-character-count="18827"/>
  </office:meta>
</office:document-meta>
</file>